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480000004853F864D715E17A8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onsolas2" svg:font-family="Consolas, Menlo, 'courier new', monospac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Lohit Devanagari1" svg:font-family="'Lohit Devanagari'"/>
    <style:font-face style:name="Verdana" svg:font-family="Verdana, sans-serif"/>
    <style:font-face style:name="rem" svg:font-family="rem, 'Fira Mono', 'Source Code Pro', monospace"/>
    <style:font-face style:name="Consolas1" svg:font-family="Consolas"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Consolas" svg:font-family="Consolas" style:font-family-generic="swiss" style:font-pitch="fixed"/>
    <style:font-face style:name="Chilanka" svg:font-family="Chilanka" style:font-pitch="variable"/>
    <style:font-face style:name="Lato" svg:font-family="Lato"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ource Code Pro" svg:font-family="'Source Code Pro'"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Lato" fo:font-size="11pt" fo:letter-spacing="normal" fo:language="en" fo:country="GB" fo:font-style="normal" style:text-underline-style="none" fo:font-weight="normal" officeooo:rsid="0005e96b" officeooo:paragraph-rsid="01880374" fo:background-color="transparent" style:font-size-asian="11pt" style:font-weight-asian="normal" style:font-size-complex="11pt" style:font-weight-complex="normal" loext:padding="0in" loext:border="none"/>
    </style:style>
    <style:style style:name="P2"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90c51c"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3"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99073c"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4"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ff0000" loext:opacity="100%" style:font-name="Lato" fo:font-size="11pt" fo:letter-spacing="normal" fo:language="en" fo:country="GB" fo:font-style="normal" style:text-underline-style="none" fo:font-weight="normal" officeooo:rsid="0005e96b" officeooo:paragraph-rsid="01880374" fo:background-color="transparent" style:font-size-asian="11pt" style:font-weight-asian="normal" style:font-size-complex="11pt" style:font-weight-complex="normal" loext:padding="0in" loext:border="none"/>
    </style:style>
    <style:style style:name="P5"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fo:color="#333333" loext:opacity="100%" style:font-name="Consolas1" fo:font-size="10pt" fo:letter-spacing="normal" fo:language="en" fo:country="GB" fo:font-style="normal" style:text-underline-style="none" fo:font-weight="normal" officeooo:rsid="0005e96b" officeooo:paragraph-rsid="0190c51c"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6"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fo:color="#333333" loext:opacity="100%" style:font-name="Consolas1" fo:font-size="10pt" fo:letter-spacing="normal" fo:language="en" fo:country="GB" fo:font-style="normal" style:text-underline-style="none" fo:font-weight="normal" officeooo:rsid="0005e96b" officeooo:paragraph-rsid="0199073c"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7"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0.0055in" fo:language="en" fo:country="GB" fo:font-style="normal" style:text-underline-style="none" fo:font-weight="normal" officeooo:rsid="0005e96b" officeooo:paragraph-rsid="0190c51c"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0.0055in" fo:language="en" fo:country="GB" fo:font-style="normal" style:text-underline-style="none" fo:font-weight="normal" officeooo:rsid="0005e96b" officeooo:paragraph-rsid="0199a229"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9"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0.0055in" fo:language="en" fo:country="GB" fo:font-style="normal" style:text-underline-style="none" fo:font-weight="normal" officeooo:rsid="019a1067" officeooo:paragraph-rsid="019c0bff"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0"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0.0055in" fo:language="en" fo:country="GB" fo:font-style="normal" style:text-underline-style="none" fo:font-weight="normal" officeooo:rsid="019a1067" officeooo:paragraph-rsid="019c2af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1"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190c51c" fo:background-color="transparent"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P12"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fo:font-variant="normal" fo:text-transform="none" fo:color="#333333" loext:opacity="100%" style:font-name="Consolas1" fo:font-size="10pt" fo:letter-spacing="normal" fo:language="en" fo:country="GB" fo:font-style="normal" style:text-underline-style="none" fo:font-weight="normal" officeooo:rsid="0005e96b" officeooo:paragraph-rsid="018ca378"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13"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style:font-name="Lato" fo:font-size="11pt" fo:language="en" fo:country="GB" style:text-underline-style="none" fo:font-weight="normal" officeooo:paragraph-rsid="0005e96b" style:font-size-asian="11pt" style:font-weight-asian="normal" style:font-size-complex="11pt" style:font-weight-complex="normal"/>
    </style:style>
    <style:style style:name="P14"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005e96b" fo:background-color="transparent" style:font-size-asian="10pt" style:font-weight-asian="normal" style:font-size-complex="10pt" style:font-weight-complex="normal"/>
    </style:style>
    <style:style style:name="P15"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173d9e3" fo:background-color="transparent" style:font-size-asian="10pt" style:font-weight-asian="normal" style:font-size-complex="10pt" style:font-weight-complex="normal"/>
    </style:style>
    <style:style style:name="P16"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style:font-name="Lato" fo:font-size="11pt" fo:language="en" fo:country="GB" style:text-underline-style="none" fo:font-weight="normal" officeooo:paragraph-rsid="0005e96b" style:font-size-asian="11pt" style:font-weight-asian="normal" style:font-size-complex="11pt" style:font-weight-complex="normal"/>
    </style:style>
    <style:style style:name="P17"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005e96b" fo:background-color="transparent" style:font-size-asian="10pt" style:font-weight-asian="normal" style:font-size-complex="10pt" style:font-weight-complex="normal"/>
    </style:style>
    <style:style style:name="P18" style:family="paragraph" style:parent-style-name="Standard">
      <style:paragraph-properties fo:margin-left="0in" fo:margin-right="0in" fo:margin-top="0in" fo:margin-bottom="0.0402in" style:contextual-spacing="false" style:line-height-at-least="0.2083in"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90c51c"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19"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005e96b" fo:background-color="transparent" style:font-size-asian="10pt" style:font-weight-asian="normal" style:font-size-complex="10pt" style:font-weight-complex="normal"/>
    </style:style>
    <style:style style:name="P20"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style:font-name="Lato" fo:font-size="11pt" fo:language="en" fo:country="GB" style:text-underline-style="none" fo:font-weight="normal" officeooo:paragraph-rsid="0005e96b" style:font-size-asian="11pt" style:font-weight-asian="normal" style:font-size-complex="11pt" style:font-weight-complex="normal"/>
    </style:style>
    <style:style style:name="P21" style:family="paragraph" style:parent-style-name="Standard">
      <loext:graphic-properties draw:fill="solid" draw:fill-color="#333333" draw:opacity="100%"/>
      <style:paragraph-properties fo:margin-left="0in" fo:margin-right="0in" fo:margin-top="0in" fo:margin-bottom="0.1201in" style:contextual-spacing="false" fo:text-align="start" style:justify-single-word="false" fo:text-indent="0in" style:auto-text-indent="false" fo:background-color="#333333"/>
      <style:text-properties style:use-window-font-color="true" loext:opacity="0%" style:font-name="Lato" fo:font-size="11pt" fo:language="en" fo:country="GB" fo:text-shadow="none" style:text-underline-style="none" fo:font-weight="bold" officeooo:rsid="012986e1" officeooo:paragraph-rsid="0005e96b" style:font-size-asian="11pt" style:font-weight-asian="bold" style:font-size-complex="11pt" style:font-weight-complex="bold" loext:padding="0in" loext:border="none"/>
    </style:style>
    <style:style style:name="P22"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173d9e3" fo:background-color="transparent" style:font-size-asian="11pt" style:font-weight-asian="normal" style:font-size-complex="11pt" style:font-weight-complex="normal" loext:padding="0in" loext:border="none"/>
    </style:style>
    <style:style style:name="P23"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style:use-window-font-color="true" loext:opacity="0%" style:font-name="Lato" fo:font-size="11pt" fo:language="en" fo:country="GB" style:text-underline-style="solid" style:text-underline-width="auto" style:text-underline-color="font-color" fo:font-weight="normal" officeooo:rsid="017a663c" officeooo:paragraph-rsid="017d7b3d" fo:background-color="transparent" style:font-size-asian="11pt" style:font-weight-asian="normal" style:font-size-complex="11pt" style:font-weight-complex="normal"/>
    </style:style>
    <style:style style:name="P24"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style:font-name="Lato" fo:font-size="11pt" fo:language="en" fo:country="GB" style:text-underline-style="none" fo:font-weight="normal" officeooo:paragraph-rsid="0005e96b" style:font-size-asian="11pt" style:font-weight-asian="normal" style:font-size-complex="11pt" style:font-weight-complex="normal"/>
    </style:style>
    <style:style style:name="P25"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style:font-name="Lato" fo:font-size="11pt" fo:language="en" fo:country="GB" style:text-underline-style="none" fo:font-weight="normal" officeooo:paragraph-rsid="0173d9e3" style:font-size-asian="11pt" style:font-weight-asian="normal" style:font-size-complex="11pt" style:font-weight-complex="normal"/>
    </style:style>
    <style:style style:name="P26"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style:font-name="Lato" fo:font-size="11pt" fo:language="en" fo:country="GB" style:text-underline-style="none" fo:font-weight="normal" officeooo:rsid="01720c9a" officeooo:paragraph-rsid="01720c9a" style:font-size-asian="11pt" style:font-weight-asian="normal" style:font-size-complex="11pt" style:font-weight-complex="normal"/>
    </style:style>
    <style:style style:name="P27"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style:font-name="Lato" fo:font-size="14pt" fo:language="en" fo:country="GB" style:text-underline-style="solid" style:text-underline-width="auto" style:text-underline-color="font-color" fo:font-weight="bold" officeooo:paragraph-rsid="01720c9a" style:font-size-asian="14pt" style:font-weight-asian="bold" style:font-size-complex="14pt" style:font-weight-complex="bold"/>
    </style:style>
    <style:style style:name="P28"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loext:padding="0in" loext:border="none"/>
    </style:style>
    <style:style style:name="P29"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1708a7b" fo:background-color="transparent" style:font-size-asian="11pt" style:font-weight-asian="normal" style:font-size-complex="11pt" style:font-weight-complex="normal" loext:padding="0in" loext:border="none"/>
    </style:style>
    <style:style style:name="P30"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1720c9a" fo:background-color="transparent" style:font-size-asian="11pt" style:font-weight-asian="normal" style:font-size-complex="11pt" style:font-weight-complex="normal" loext:padding="0in" loext:border="none"/>
    </style:style>
    <style:style style:name="P31" style:family="paragraph" style:parent-style-name="Standard">
      <style:paragraph-properties fo:margin-left="0in" fo:margin-right="0in" fo:margin-top="0in" fo:margin-bottom="0.1181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0.0055in" fo:language="en" fo:country="GB" fo:font-style="normal" style:text-underline-style="none" fo:font-weight="normal" officeooo:rsid="019a1067" officeooo:paragraph-rsid="019c2af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2"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fo:font-variant="normal" fo:text-transform="none" fo:color="#333333" loext:opacity="100%" style:font-name="Consolas1" fo:font-size="10pt" fo:letter-spacing="-0.0138in" fo:language="en" fo:country="GB" fo:font-style="normal" style:text-underline-style="none" fo:font-weight="normal" officeooo:rsid="012986e1" officeooo:paragraph-rsid="018ca378"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33" style:family="paragraph" style:parent-style-name="Standard">
      <style:paragraph-properties fo:margin-left="0in" fo:margin-right="0in" fo:margin-top="0in" fo:margin-bottom="0.0398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180e900" officeooo:paragraph-rsid="0180e900" fo:background-color="transparent" style:font-size-asian="10pt" style:font-weight-asian="normal" style:font-size-complex="10pt" style:font-weight-complex="normal"/>
    </style:style>
    <style:style style:name="P34" style:family="paragraph" style:parent-style-name="Standard">
      <style:paragraph-properties fo:margin-left="0in" fo:margin-right="0in" fo:margin-top="0in" fo:margin-bottom="0.2799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005e96b" fo:background-color="transparent" style:font-size-asian="10pt" style:font-weight-asian="normal" style:font-size-complex="10pt" style:font-weight-complex="normal"/>
    </style:style>
    <style:style style:name="P35"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05e96b" officeooo:paragraph-rsid="0005e96b" fo:background-color="transparent" style:font-size-asian="11pt" style:font-weight-asian="normal" style:font-size-complex="11pt" style:font-weight-complex="normal"/>
    </style:style>
    <style:style style:name="P36"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05e96b" officeooo:paragraph-rsid="01868fa7" fo:background-color="transparent" style:font-size-asian="11pt" style:font-weight-asian="normal" style:font-size-complex="11pt" style:font-weight-complex="normal"/>
    </style:style>
    <style:style style:name="P37"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05e96b" officeooo:paragraph-rsid="0005e96b" fo:background-color="transparent" style:font-size-asian="11pt" style:font-weight-asian="normal" style:font-size-complex="11pt" style:font-weight-complex="normal" loext:padding="0in" loext:border="none"/>
    </style:style>
    <style:style style:name="P38"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7a663c" officeooo:paragraph-rsid="01880374" fo:background-color="transparent" style:font-size-asian="11pt" style:font-weight-asian="normal" style:font-size-complex="11pt" style:font-weight-complex="normal" loext:padding="0in" loext:border="none"/>
    </style:style>
    <style:style style:name="P39"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7a663c" officeooo:paragraph-rsid="019085fc"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40"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7a663c" officeooo:paragraph-rsid="0190c51c"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41" style:family="paragraph" style:parent-style-name="Standard">
      <style:paragraph-properties fo:margin-left="0in" fo:margin-right="0in" fo:margin-top="0in" fo:margin-bottom="0.1402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7a663c" officeooo:paragraph-rsid="0197269c"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42" style:family="paragraph" style:parent-style-name="Standard">
      <style:paragraph-properties fo:margin-left="0in" fo:margin-right="0in" fo:margin-top="0in" fo:margin-bottom="0.1402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7a663c" officeooo:paragraph-rsid="01982d07"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43"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loext:padding="0in" loext:border="none"/>
    </style:style>
    <style:style style:name="P44"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17ef446" fo:background-color="transparent" style:font-size-asian="14pt" style:font-weight-asian="bold" style:font-size-complex="14pt" style:font-weight-complex="bold" loext:padding="0in" loext:border="none"/>
    </style:style>
    <style:style style:name="P45"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19085fc" fo:background-color="transparent"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P46"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fo:color="#0000ff" loext:opacity="100%" style:font-name="Lato" fo:font-size="11pt" fo:letter-spacing="normal" fo:language="en" fo:country="GB" fo:font-style="normal" style:text-underline-style="none" fo:font-weight="normal" officeooo:rsid="0005e96b" officeooo:paragraph-rsid="01880374" fo:background-color="transparent" style:font-size-asian="11pt" style:font-weight-asian="normal" style:font-size-complex="11pt" style:font-weight-complex="normal" loext:padding="0in" loext:border="none"/>
    </style:style>
    <style:style style:name="P47"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fo:color="#333333" loext:opacity="100%" style:font-name="Lato" fo:font-size="10pt" fo:letter-spacing="normal" fo:language="en" fo:country="GB" fo:font-style="normal" style:text-underline-style="none" fo:font-weight="normal" officeooo:rsid="012986e1" officeooo:paragraph-rsid="0005e96b"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48"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fo:color="#333333" loext:opacity="100%" style:font-name="Lato" fo:font-size="10pt" fo:letter-spacing="normal" fo:language="en" fo:country="GB" fo:font-style="normal" style:text-underline-style="none" fo:font-weight="normal" officeooo:rsid="012986e1" officeooo:paragraph-rsid="018c8a0e"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49"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fo:color="#333333" loext:opacity="100%" style:font-name="Lato" fo:font-size="10pt" fo:letter-spacing="normal" fo:language="en" fo:country="GB" fo:font-style="normal" style:text-underline-style="none" fo:font-weight="normal" officeooo:rsid="012986e1" officeooo:paragraph-rsid="018ca378"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50"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fo:color="#333333" loext:opacity="100%" style:font-name="Consolas1" fo:font-size="10pt" fo:letter-spacing="normal" fo:language="en" fo:country="GB" fo:font-style="normal" style:text-underline-style="none" fo:font-weight="normal" officeooo:rsid="012986e1" officeooo:paragraph-rsid="018c8a0e"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51" style:family="paragraph" style:parent-style-name="Standard">
      <style:paragraph-properties fo:margin-left="0in" fo:margin-right="0in" fo:margin-top="0in" fo:margin-bottom="0.1402in" style:contextual-spacing="false" fo:text-indent="0in" style:auto-text-indent="false"/>
      <style:text-properties style:font-name="Chilanka" fo:font-size="22pt" fo:language="en" fo:country="GB" style:text-underline-style="solid" style:text-underline-width="auto" style:text-underline-color="font-color" fo:font-weight="bold" officeooo:paragraph-rsid="0005e96b" style:font-size-asian="22pt" style:font-weight-asian="bold" style:font-size-complex="22pt" style:font-weight-complex="bold"/>
    </style:style>
    <style:style style:name="P52"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style:font-name="Lato" fo:font-size="11pt" fo:language="en" fo:country="GB" style:text-underline-style="none" fo:font-weight="normal" officeooo:paragraph-rsid="0005e96b" style:font-size-asian="11pt" style:font-weight-asian="normal" style:font-size-complex="11pt" style:font-weight-complex="normal"/>
    </style:style>
    <style:style style:name="P53"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style:font-name="Lato" fo:font-size="11pt" fo:language="en" fo:country="GB" style:text-underline-style="none" fo:font-weight="normal" officeooo:rsid="01761ca0" officeooo:paragraph-rsid="01761ca0" style:font-size-asian="11pt" style:font-weight-asian="normal" style:font-size-complex="11pt" style:font-weight-complex="normal"/>
    </style:style>
    <style:style style:name="P54"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style:font-name="Lato" fo:font-size="11pt" fo:language="en" fo:country="GB" style:text-underline-style="solid" style:text-underline-width="auto" style:text-underline-color="font-color" fo:font-weight="normal" officeooo:rsid="01761ca0" officeooo:paragraph-rsid="01761ca0" style:font-size-asian="11pt" style:font-weight-asian="normal" style:font-size-complex="11pt" style:font-weight-complex="normal"/>
    </style:style>
    <style:style style:name="P55"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style:font-name="Lato" fo:font-size="11pt" fo:language="en" fo:country="GB" style:text-underline-style="solid" style:text-underline-width="auto" style:text-underline-color="font-color" fo:font-weight="normal" officeooo:rsid="017a663c" officeooo:paragraph-rsid="017a663c" style:font-size-asian="11pt" style:font-weight-asian="normal" style:font-size-complex="11pt" style:font-weight-complex="normal"/>
    </style:style>
    <style:style style:name="P56"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005e96b" fo:background-color="transparent" style:font-size-asian="10pt" style:font-weight-asian="normal" style:font-size-complex="10pt" style:font-weight-complex="normal"/>
    </style:style>
    <style:style style:name="P57"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180e900" officeooo:paragraph-rsid="0180e900" fo:background-color="transparent" style:font-size-asian="10pt" style:font-weight-asian="normal" style:font-size-complex="10pt" style:font-weight-complex="normal"/>
    </style:style>
    <style:style style:name="P58"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color="#0000ff" loext:opacity="100%" style:font-name="Lato" fo:font-size="11pt" fo:language="en" fo:country="GB" style:text-underline-style="none" fo:font-weight="normal" officeooo:rsid="0005e96b" officeooo:paragraph-rsid="01837709" fo:background-color="transparent" style:font-size-asian="11pt" style:font-weight-asian="normal" style:font-size-complex="11pt" style:font-weight-complex="normal"/>
    </style:style>
    <style:style style:name="P59"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style:use-window-font-color="true" loext:opacity="0%" style:font-name="Lato" fo:font-size="11pt" fo:language="en" fo:country="GB" style:text-underline-style="solid" style:text-underline-width="auto" style:text-underline-color="font-color" fo:font-weight="normal" officeooo:rsid="017a663c" officeooo:paragraph-rsid="017d7b3d" fo:background-color="transparent" style:font-size-asian="11pt" style:font-weight-asian="normal" style:font-size-complex="11pt" style:font-weight-complex="normal"/>
    </style:style>
    <style:style style:name="P60"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style:use-window-font-color="true" loext:opacity="0%" style:font-name="Lato" fo:font-size="11pt" fo:language="en" fo:country="GB" style:text-underline-style="solid" style:text-underline-width="auto" style:text-underline-color="font-color" fo:font-weight="normal" officeooo:rsid="017a663c" officeooo:paragraph-rsid="0180540d" fo:background-color="transparent" style:font-size-asian="11pt" style:font-weight-asian="normal" style:font-size-complex="11pt" style:font-weight-complex="normal"/>
    </style:style>
    <style:style style:name="P61"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style:use-window-font-color="true" loext:opacity="0%" style:font-name="Lato" fo:font-size="11pt" fo:language="en" fo:country="GB" style:text-underline-style="solid" style:text-underline-width="auto" style:text-underline-color="font-color" fo:font-weight="normal" officeooo:rsid="017a663c" officeooo:paragraph-rsid="0180e900" fo:background-color="transparent" style:font-size-asian="11pt" style:font-weight-asian="normal" style:font-size-complex="11pt" style:font-weight-complex="normal"/>
    </style:style>
    <style:style style:name="P62"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style:use-window-font-color="true" loext:opacity="0%" style:font-name="Lato" fo:font-size="11pt" fo:language="en" fo:country="GB" style:text-underline-style="none" fo:font-weight="normal" officeooo:rsid="0005e96b" officeooo:paragraph-rsid="0180540d" fo:background-color="transparent" style:font-size-asian="11pt" style:font-weight-asian="normal" style:font-size-complex="11pt" style:font-weight-complex="normal"/>
    </style:style>
    <style:style style:name="P63"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style:use-window-font-color="true" loext:opacity="0%" style:font-name="Lato" fo:font-size="11pt" fo:language="en" fo:country="GB" style:text-underline-style="none" fo:font-weight="normal" officeooo:rsid="0005e96b" officeooo:paragraph-rsid="0005e96b" fo:background-color="transparent" style:font-size-asian="11pt" style:font-weight-asian="normal" style:font-size-complex="11pt" style:font-weight-complex="normal"/>
    </style:style>
    <style:style style:name="P64"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style:use-window-font-color="true" loext:opacity="0%" style:font-name="Lato" fo:font-size="11pt" fo:language="en" fo:country="GB" style:text-underline-style="none" fo:font-weight="normal" officeooo:rsid="0005e96b" officeooo:paragraph-rsid="0180e900" fo:background-color="transparent" style:font-size-asian="11pt" style:font-weight-asian="normal" style:font-size-complex="11pt" style:font-weight-complex="normal"/>
    </style:style>
    <style:style style:name="P65"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style:use-window-font-color="true" loext:opacity="0%" style:font-name="Lato" fo:font-size="11pt" fo:language="en" fo:country="GB" style:text-underline-style="none" fo:font-weight="normal" officeooo:rsid="0005e96b" officeooo:paragraph-rsid="01868fa7" fo:background-color="transparent" style:font-size-asian="11pt" style:font-weight-asian="normal" style:font-size-complex="11pt" style:font-weight-complex="normal"/>
    </style:style>
    <style:style style:name="P66"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officeooo:paragraph-rsid="01837709"/>
    </style:style>
    <style:style style:name="P67"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officeooo:paragraph-rsid="01868fa7"/>
    </style:style>
    <style:style style:name="P68"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officeooo:paragraph-rsid="018c8a0e"/>
    </style:style>
    <style:style style:name="P69" style:family="paragraph" style:parent-style-name="Heading_20_1">
      <style:paragraph-properties fo:margin-left="0in" fo:margin-right="0in" fo:margin-top="0in" fo:margin-bottom="0.1402in" style:contextual-spacing="false" fo:text-align="start" style:justify-single-word="false" fo:text-indent="0in" style:auto-text-indent="false"/>
      <style:text-properties officeooo:paragraph-rsid="0005e96b"/>
    </style:style>
    <style:style style:name="P70" style:family="paragraph" style:parent-style-name="Heading_20_1">
      <style:paragraph-properties fo:margin-left="0in" fo:margin-right="0in" fo:margin-top="0in" fo:margin-bottom="0.1402in" style:contextual-spacing="false" fo:text-align="start" style:justify-single-word="false" fo:text-indent="0in" style:auto-text-indent="false"/>
      <style:text-properties officeooo:paragraph-rsid="018c8a0e"/>
    </style:style>
    <style:style style:name="P71"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005e96b" fo:background-color="transparent" style:font-size-asian="10pt" style:font-weight-asian="normal" style:font-size-complex="10pt" style:font-weight-complex="normal"/>
    </style:style>
    <style:style style:name="P72"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1761ca0" fo:background-color="transparent" style:font-size-asian="10pt" style:font-weight-asian="normal" style:font-size-complex="10pt" style:font-weight-complex="normal"/>
    </style:style>
    <style:style style:name="P73"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1787672" fo:background-color="transparent" style:font-size-asian="10pt" style:font-weight-asian="normal" style:font-size-complex="10pt" style:font-weight-complex="normal"/>
    </style:style>
    <style:style style:name="P74" style:family="paragraph" style:parent-style-name="Standard">
      <style:paragraph-properties fo:margin-left="0in" fo:margin-right="0in" fo:margin-top="0in" fo:margin-bottom="0.2598in" style:contextual-spacing="false" fo:text-align="start" style:justify-single-word="false" fo:text-indent="0in" style:auto-text-indent="false"/>
      <style:text-properties style:use-window-font-color="true" loext:opacity="0%" style:font-name="Lato" fo:font-size="11pt" fo:language="en" fo:country="GB" style:text-underline-style="none" fo:font-weight="normal" officeooo:rsid="0005e96b" officeooo:paragraph-rsid="0005e96b" fo:background-color="transparent" style:font-size-asian="11pt" style:font-weight-asian="normal" style:font-size-complex="11pt" style:font-weight-complex="normal"/>
    </style:style>
    <style:style style:name="P75"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8ca378"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76"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8f3729"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77"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8f3729" fo:background-color="transparent" style:font-size-asian="10pt" style:font-weight-asian="normal" style:font-size-complex="10pt" style:font-weight-complex="normal" loext:padding="0in" loext:border="none"/>
    </style:style>
    <style:style style:name="P78" style:family="paragraph" style:parent-style-name="Standard">
      <style:paragraph-properties fo:margin-left="0in" fo:margin-right="0in" fo:margin-top="0in" fo:margin-bottom="0.1965in" style:contextual-spacing="false" style:line-height-at-least="0.2083in" fo:text-align="start" style:justify-single-word="false" fo:text-indent="0in" style:auto-text-indent="false"/>
      <style:text-properties fo:font-variant="normal" fo:text-transform="none" fo:color="#333333" loext:opacity="100%" style:font-name="Consolas1" fo:font-size="10pt" fo:letter-spacing="normal" fo:language="en" fo:country="GB" fo:font-style="normal" style:text-underline-style="none" fo:font-weight="normal" officeooo:rsid="0005e96b" officeooo:paragraph-rsid="0190c51c"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79" style:family="paragraph" style:parent-style-name="Standard">
      <style:paragraph-properties fo:text-align="start" style:justify-single-word="false"/>
      <style:text-properties fo:color="#0000ff" loext:opacity="100%" style:font-name="DejaVu Sans Mono" fo:font-size="10pt" fo:language="en" fo:country="US" style:text-underline-style="none" fo:font-weight="normal" officeooo:rsid="0005e96b" fo:background-color="transparent" style:font-size-asian="10pt" style:font-weight-asian="normal" style:font-size-complex="10pt" style:font-weight-complex="normal"/>
    </style:style>
    <style:style style:name="P80" style:family="paragraph" style:parent-style-name="Standard">
      <style:paragraph-properties style:line-height-at-least="0.198in"/>
      <style:text-properties fo:color="#0000ff" loext:opacity="100%" style:font-name="DejaVu Sans Mono" fo:font-size="10pt" fo:language="en" fo:country="US" style:text-underline-style="none" fo:font-weight="normal" officeooo:rsid="0005e96b" fo:background-color="transparent" style:font-size-asian="10pt" style:font-weight-asian="normal" style:font-size-complex="10pt" style:font-weight-complex="normal"/>
    </style:style>
    <style:style style:name="P81" style:family="paragraph" style:parent-style-name="Standard">
      <style:paragraph-properties fo:text-align="start" style:justify-single-word="false"/>
      <style:text-properties fo:color="#0000ff" loext:opacity="100%" style:font-name="DejaVu Sans Mono" fo:font-size="10pt" fo:language="en" fo:country="US" style:text-underline-style="none" fo:font-weight="normal" officeooo:rsid="0180e900" fo:background-color="transparent" style:font-size-asian="10pt" style:font-weight-asian="normal" style:font-size-complex="10pt" style:font-weight-complex="normal"/>
    </style:style>
    <style:style style:name="P82" style:family="paragraph" style:parent-style-name="Standard">
      <style:paragraph-properties style:line-height-at-least="0.198in"/>
      <style:text-properties fo:font-variant="normal" fo:text-transform="none" fo:color="#0000ff" loext:opacity="100%" style:font-name="Consolas1" fo:font-size="10pt" fo:letter-spacing="normal" fo:language="en" fo:country="GB" fo:font-style="normal" style:text-underline-style="none" fo:font-weight="normal" officeooo:rsid="0005e96b"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83" style:family="paragraph" style:parent-style-name="Standard">
      <style:paragraph-properties fo:margin-top="0in" fo:margin-bottom="0.0201in" style:contextual-spacing="false" style:line-height-at-least="0.198in"/>
      <style:text-properties fo:color="#0000ff" loext:opacity="100%" style:font-name="DejaVu Sans Mono" fo:font-size="10pt" fo:language="en" fo:country="US" style:text-underline-style="none" fo:font-weight="normal" officeooo:rsid="0005e96b" fo:background-color="transparent" style:font-size-asian="10pt" style:font-weight-asian="normal" style:font-size-complex="10pt" style:font-weight-complex="normal"/>
    </style:style>
    <style:style style:name="P84" style:family="paragraph" style:parent-style-name="Standard">
      <style:paragraph-properties fo:margin-top="0in" fo:margin-bottom="0.0201in" style:contextual-spacing="false" style:line-height-at-least="0.198in"/>
      <style:text-properties fo:color="#0000ff" loext:opacity="100%" style:font-name="DejaVu Sans Mono" fo:font-size="10pt" fo:language="en" fo:country="US" style:text-underline-style="none" fo:font-weight="normal" officeooo:rsid="0005e96b" officeooo:paragraph-rsid="01787672" fo:background-color="transparent" style:font-size-asian="10pt" style:font-weight-asian="normal" style:font-size-complex="10pt" style:font-weight-complex="normal"/>
    </style:style>
    <style:style style:name="P85" style:family="paragraph" style:parent-style-name="Standard">
      <style:paragraph-properties fo:margin-top="0in" fo:margin-bottom="0.0201in" style:contextual-spacing="false" style:line-height-at-least="0.198in"/>
      <style:text-properties fo:color="#0000ff" loext:opacity="100%" style:font-name="DejaVu Sans Mono" fo:font-size="10pt" fo:font-weight="normal"/>
    </style:style>
    <style:style style:name="P86" style:family="paragraph" style:parent-style-name="Standard">
      <style:paragraph-properties fo:margin-top="0in" fo:margin-bottom="0.0201in" style:contextual-spacing="false" style:line-height-at-least="0.198in"/>
    </style:style>
    <style:style style:name="P87" style:family="paragraph" style:parent-style-name="Preformatted_20_Text">
      <style:paragraph-properties fo:margin-top="0in" fo:margin-bottom="0.1965in" style:contextual-spacing="false" fo:orphans="2" fo:widows="2"/>
      <style:text-properties fo:font-variant="normal" fo:text-transform="none" fo:color="#333333" loext:opacity="100%" style:font-name="Consolas1" fo:font-size="10pt" fo:letter-spacing="normal" fo:language="en" fo:country="GB" fo:font-style="normal" style:text-underline-style="none" fo:font-weight="normal" officeooo:rsid="0005e96b"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88" style:family="paragraph" style:parent-style-name="Standard">
      <style:paragraph-properties fo:margin-top="0in" fo:margin-bottom="0.0783in" style:contextual-spacing="false" style:line-height-at-least="0.2083in"/>
      <style:text-properties fo:font-variant="normal" fo:text-transform="none" fo:color="#0000ff" loext:opacity="100%" style:font-name="Consolas1" fo:font-size="10pt" fo:letter-spacing="normal" fo:language="en" fo:country="GB" fo:font-style="normal" style:text-underline-style="none" fo:font-weight="normal" officeooo:rsid="0005e96b" fo:background-color="transparent" style:font-size-asian="10pt" style:font-weight-asian="normal" style:font-size-complex="10pt" style:font-weight-complex="normal" loext:padding="0in" loext:border="none"/>
    </style:style>
    <style:style style:name="P89" style:family="paragraph" style:parent-style-name="Standard">
      <style:paragraph-properties fo:margin-top="0in" fo:margin-bottom="0.0783in" style:contextual-spacing="false" style:line-height-at-least="0.2083in"/>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8f3729" fo:background-color="transparent" style:font-size-asian="10pt" style:font-weight-asian="normal" style:font-size-complex="10pt" style:font-weight-complex="normal" loext:padding="0in" loext:border="none"/>
    </style:style>
    <style:style style:name="P90" style:family="paragraph" style:parent-style-name="Standard">
      <style:paragraph-properties fo:margin-top="0in" fo:margin-bottom="0.0783in" style:contextual-spacing="false" style:line-height-at-least="0.2083in"/>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90c51c" fo:background-color="transparent" style:font-size-asian="10pt" style:font-weight-asian="normal" style:font-size-complex="10pt" style:font-weight-complex="normal" loext:padding="0in" loext:border="none"/>
    </style:style>
    <style:style style:name="P91" style:family="paragraph" style:parent-style-name="Standard">
      <style:paragraph-properties fo:margin-top="0in" fo:margin-bottom="0.0783in" style:contextual-spacing="false" style:line-height-at-least="0.2083in"/>
      <style:text-properties fo:font-variant="normal" fo:text-transform="none" fo:color="#0000ff" loext:opacity="100%" fo:letter-spacing="normal" fo:font-style="normal" fo:font-weight="normal"/>
    </style:style>
    <style:style style:name="P92" style:family="paragraph" style:parent-style-name="Standard">
      <style:paragraph-properties fo:margin-top="0in" fo:margin-bottom="0.0783in" style:contextual-spacing="false" style:line-height-at-least="0.2083in"/>
      <style:text-properties fo:font-variant="normal" fo:text-transform="none" fo:color="#0000ff" loext:opacity="100%" fo:letter-spacing="normal" fo:font-style="normal" fo:font-weight="normal" officeooo:paragraph-rsid="018f3729"/>
    </style:style>
    <style:style style:name="P93" style:family="paragraph" style:parent-style-name="Standard">
      <style:paragraph-properties fo:margin-top="0in" fo:margin-bottom="0.0783in" style:contextual-spacing="false" style:line-height-at-least="0.2083in"/>
      <style:text-properties fo:font-variant="normal" fo:text-transform="none" fo:color="#069a2e" loext:opacity="100%" style:font-name="Consolas1" fo:font-size="10pt" fo:letter-spacing="normal" fo:language="en" fo:country="GB" fo:font-style="normal" style:text-underline-style="none" fo:font-weight="normal" officeooo:rsid="0005e96b" officeooo:paragraph-rsid="0190c51c" fo:background-color="transparent" style:font-size-asian="10pt" style:font-weight-asian="normal" style:font-size-complex="10pt" style:font-weight-complex="normal" loext:padding="0in" loext:border="none"/>
    </style:style>
    <style:style style:name="P94" style:family="paragraph" style:parent-style-name="Standard">
      <style:paragraph-properties fo:margin-top="0in" fo:margin-bottom="0.0783in" style:contextual-spacing="false" style:line-height-at-least="0.2083in"/>
    </style:style>
    <style:style style:name="P95" style:family="paragraph" style:parent-style-name="Standard">
      <style:paragraph-properties fo:margin-top="0in" fo:margin-bottom="0in" style:contextual-spacing="false" style:line-height-at-least="0.2083in"/>
      <style:text-properties fo:font-variant="normal" fo:text-transform="none" fo:color="#0000ff" loext:opacity="100%" style:font-name="Consolas1" fo:font-size="10pt" fo:letter-spacing="normal" fo:language="en" fo:country="GB" fo:font-style="normal" style:text-underline-style="none" fo:font-weight="normal" officeooo:rsid="0005e96b" fo:background-color="transparent" style:font-size-asian="10pt" style:font-weight-asian="normal" style:font-size-complex="10pt" style:font-weight-complex="normal" loext:padding="0in" loext:border="none"/>
    </style:style>
    <style:style style:name="P96" style:family="paragraph" style:parent-style-name="Standard">
      <style:paragraph-properties fo:margin-top="0in" fo:margin-bottom="0.1575in" style:contextual-spacing="false" style:line-height-at-least="0.2083in"/>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8f3729" fo:background-color="transparent" style:font-size-asian="10pt" style:font-weight-asian="normal" style:font-size-complex="10pt" style:font-weight-complex="normal" loext:padding="0in" loext:border="none"/>
    </style:style>
    <style:style style:name="P97" style:family="paragraph" style:parent-style-name="Standard">
      <style:paragraph-properties fo:margin-top="0in" fo:margin-bottom="0.2756in" style:contextual-spacing="false" style:line-height-at-least="0.2083in"/>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8f3729" fo:background-color="transparent" style:font-size-asian="10pt" style:font-weight-asian="normal" style:font-size-complex="10pt" style:font-weight-complex="normal" loext:padding="0in" loext:border="none"/>
    </style:style>
    <style:style style:name="P98"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333333" loext:opacity="100%" style:font-name="Consolas1" fo:font-size="10pt" fo:letter-spacing="normal" fo:language="en" fo:country="GB" fo:font-style="normal" style:text-underline-style="none" fo:font-weight="normal" officeooo:rsid="0199073c" officeooo:paragraph-rsid="01a79803"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99" style:family="paragraph" style:parent-style-name="Preformatted_20_Text">
      <style:paragraph-properties fo:margin-top="0in" fo:margin-bottom="0in" style:contextual-spacing="false" fo:orphans="2" fo:widows="2"/>
      <style:text-properties fo:font-variant="normal" fo:text-transform="none" fo:color="#333333" loext:opacity="100%" style:font-name="Consolas1" fo:font-size="10pt" fo:letter-spacing="normal" fo:language="en" fo:country="GB" fo:font-style="normal" style:text-underline-style="none" fo:font-weight="normal" officeooo:rsid="0199073c"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100"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0.0055in" fo:language="en" fo:country="GB" fo:font-style="normal" style:text-underline-style="none" fo:font-weight="normal" officeooo:rsid="019a1067" officeooo:paragraph-rsid="019fcb54"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01"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0.0055in" fo:language="en" fo:country="GB" fo:font-style="normal" style:text-underline-style="none" fo:font-weight="normal" officeooo:rsid="0005e96b" officeooo:paragraph-rsid="0190c51c"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02"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0.0055in" fo:language="en" fo:country="GB" fo:font-style="normal" style:text-underline-style="none" fo:font-weight="normal" officeooo:rsid="0005e96b" officeooo:paragraph-rsid="0199a229"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03"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9fcb54"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104"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fo:color="#333333" loext:opacity="100%" style:font-name="Consolas1" fo:font-size="10pt" fo:letter-spacing="normal" fo:language="en" fo:country="GB" fo:font-style="normal" style:text-underline-style="none" fo:font-weight="normal" officeooo:rsid="0005e96b" officeooo:paragraph-rsid="0190c51c"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105" style:family="paragraph" style:parent-style-name="Standard">
      <style:paragraph-properties fo:margin-left="0in" fo:margin-right="0in" fo:margin-top="0in" fo:margin-bottom="0.0598in" style:contextual-spacing="false" style:line-height-at-least="0.2083in"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9fcb54"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106" style:family="paragraph" style:parent-style-name="Standard">
      <style:paragraph-properties fo:margin-left="0in" fo:margin-right="0in" fo:margin-top="0in" fo:margin-bottom="0.0598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0.0055in" fo:language="en" fo:country="GB" fo:font-style="normal" style:text-underline-style="none" fo:font-weight="normal" officeooo:rsid="019a1067" officeooo:paragraph-rsid="019c2af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07" style:family="paragraph" style:parent-style-name="Standard">
      <style:paragraph-properties fo:margin-left="0in" fo:margin-right="0in" fo:margin-top="0in" fo:margin-bottom="0.0598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0.0055in" fo:language="en" fo:country="GB" fo:font-style="normal" style:text-underline-style="none" fo:font-weight="normal" officeooo:rsid="019a1067" officeooo:paragraph-rsid="019fcb54"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08" style:family="paragraph" style:parent-style-name="Standard">
      <style:paragraph-properties fo:margin-left="0in" fo:margin-right="0in" fo:margin-top="0in" fo:margin-bottom="0.0799in" style:contextual-spacing="false" style:line-height-at-least="0.2083in"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9fcb54"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109" style:family="paragraph" style:parent-style-name="Standard">
      <style:paragraph-properties fo:margin-left="0in" fo:margin-right="0in" fo:margin-top="0in" fo:margin-bottom="0.0799in" style:contextual-spacing="false" fo:text-align="start" style:justify-single-word="false" fo:orphans="2" fo:widows="2"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a79803"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110" style:family="paragraph" style:parent-style-name="Standard">
      <style:paragraph-properties fo:margin-left="0in" fo:margin-right="0in" fo:margin-top="0in" fo:margin-bottom="0.0799in" style:contextual-spacing="false" fo:text-align="start" style:justify-single-word="false" fo:orphans="2" fo:widows="2"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a7ede1"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111" style:family="paragraph" style:parent-style-name="Standard">
      <style:paragraph-properties fo:margin-left="0in" fo:margin-right="0in" fo:margin-top="0in" fo:margin-bottom="0.1402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7a663c" officeooo:paragraph-rsid="01a56198"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12" style:family="paragraph" style:parent-style-name="Standard">
      <style:paragraph-properties fo:margin-left="0in" fo:margin-right="0in" fo:margin-top="0in" fo:margin-bottom="0.1402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7a663c" officeooo:paragraph-rsid="01a79803"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13" style:family="paragraph" style:parent-style-name="Standard">
      <style:paragraph-properties fo:margin-left="0in" fo:margin-right="0in" fo:margin-top="0in" fo:margin-bottom="0.1402in" style:contextual-spacing="false" style:line-height-at-least="0.2083in" fo:text-align="start" style:justify-single-word="false" fo:orphans="2" fo:widows="2"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7a663c" officeooo:paragraph-rsid="01a98b80"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14" style:family="paragraph" style:parent-style-name="Standard">
      <style:paragraph-properties fo:margin-left="0in" fo:margin-right="0in" fo:margin-top="0in" fo:margin-bottom="0.1402in" style:contextual-spacing="false" style:line-height-at-least="0.2083in" fo:text-align="start" style:justify-single-word="false" fo:orphans="2" fo:widows="2"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7a663c" officeooo:paragraph-rsid="01ac6ed6"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15" style:family="paragraph" style:parent-style-name="Standard">
      <style:paragraph-properties fo:margin-left="0in" fo:margin-right="0in" fo:margin-top="0in" fo:margin-bottom="0.1402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0.0055in" fo:language="en" fo:country="GB" fo:font-style="normal" style:text-underline-style="none" fo:font-weight="normal" officeooo:rsid="019a1067" officeooo:paragraph-rsid="019c2af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16" style:family="paragraph" style:parent-style-name="Standard">
      <style:paragraph-properties fo:margin-left="0in" fo:margin-right="0in" fo:text-align="start" style:justify-single-word="false" fo:orphans="2" fo:widows="2" fo:text-indent="0in" style:auto-text-indent="false"/>
      <style:text-properties officeooo:paragraph-rsid="01a79803"/>
    </style:style>
    <style:style style:name="P117"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a79803"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118"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9a1067" officeooo:paragraph-rsid="01a79803"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19"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9a1067" officeooo:paragraph-rsid="01ab3a78"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20"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9a1067" officeooo:paragraph-rsid="01ac6ed6"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21"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33333" loext:opacity="100%" style:font-name="Consolas1" fo:font-size="10pt" fo:letter-spacing="normal" fo:language="en" fo:country="GB" fo:font-style="normal" style:text-underline-style="none" fo:font-weight="normal" officeooo:rsid="0199073c" officeooo:paragraph-rsid="01a79803"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12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33333" loext:opacity="100%" style:font-name="Consolas1" fo:font-size="10pt" fo:letter-spacing="normal" fo:language="en" fo:country="GB" fo:font-style="normal" style:text-underline-style="none" fo:font-weight="normal" officeooo:rsid="0199073c" officeooo:paragraph-rsid="01a9f686"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12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Verdana" fo:font-size="11.25pt" fo:letter-spacing="normal" fo:language="en" fo:country="GB" fo:font-style="normal" style:text-underline-style="none" fo:font-weight="normal" officeooo:rsid="0199073c" officeooo:paragraph-rsid="01a9f686"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12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Verdana" fo:font-size="11.25pt" fo:letter-spacing="normal" fo:language="en" fo:country="GB" fo:font-style="normal" style:text-underline-style="none" fo:font-weight="normal" officeooo:rsid="0199073c" officeooo:paragraph-rsid="01ab3a78"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125" style:family="paragraph" style:parent-style-name="Standard">
      <style:paragraph-properties fo:margin-left="0in" fo:margin-right="0in" fo:margin-top="0in" fo:margin-bottom="0.1in" style:contextual-spacing="false" style:line-height-at-least="0.2083in" fo:text-align="start" style:justify-single-word="false" fo:text-indent="0in" style:auto-text-indent="false"/>
      <style:text-properties officeooo:paragraph-rsid="01a6f2eb"/>
    </style:style>
    <style:style style:name="P126" style:family="paragraph" style:parent-style-name="Standard">
      <style:paragraph-properties fo:margin-left="0in" fo:margin-right="0in" fo:margin-top="0in" fo:margin-bottom="0.1201in" style:contextual-spacing="false" style:line-height-at-least="0.2083in"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9fcb54"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127" style:family="paragraph" style:parent-style-name="Standard">
      <style:paragraph-properties fo:margin-left="0in" fo:margin-right="0in" fo:margin-top="0in" fo:margin-bottom="0.1201in" style:contextual-spacing="false" fo:text-align="start" style:justify-single-word="false" fo:orphans="2" fo:widows="2" fo:text-indent="0in" style:auto-text-indent="false"/>
      <style:text-properties style:font-name="Consolas" fo:font-size="11pt" officeooo:paragraph-rsid="01a79803" style:font-size-asian="11pt" style:font-size-complex="11pt"/>
    </style:style>
    <style:style style:name="P128" style:family="paragraph" style:parent-style-name="Standard">
      <style:paragraph-properties fo:margin-left="0in" fo:margin-right="0in" fo:margin-top="0in" fo:margin-bottom="0.2201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9a1067" officeooo:paragraph-rsid="019ba28e"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29" style:family="paragraph" style:parent-style-name="Standard">
      <style:paragraph-properties fo:margin-left="0in" fo:margin-right="0in" fo:margin-top="0in" fo:margin-bottom="0.2201in" style:contextual-spacing="false" style:line-height-at-least="0.2083in" fo:text-align="start" style:justify-single-word="false" fo:text-indent="0in" style:auto-text-indent="false"/>
      <style:text-properties officeooo:paragraph-rsid="01a6f2eb"/>
    </style:style>
    <style:style style:name="P130" style:family="paragraph" style:parent-style-name="Standard">
      <style:paragraph-properties fo:margin-top="0in" fo:margin-bottom="0.0799in" style:contextual-spacing="false" style:line-height-at-least="0.198in"/>
      <style:text-properties fo:font-variant="normal" fo:text-transform="none" fo:color="#0000ff" loext:opacity="100%" style:font-name="Consolas1" fo:font-size="10pt" fo:letter-spacing="normal" fo:language="en" fo:country="GB" fo:font-style="normal" style:text-underline-style="none" fo:font-weight="normal" officeooo:rsid="0005e96b"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131" style:family="paragraph" style:parent-style-name="Text_20_body">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9a1067" officeooo:paragraph-rsid="01a6f2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32" style:family="paragraph" style:parent-style-name="Text_20_body">
      <style:paragraph-properties fo:margin-left="0in" fo:margin-right="0in" fo:margin-top="0in" fo:margin-bottom="0.0598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9a1067" officeooo:paragraph-rsid="01a6f2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 style:family="text">
      <style:text-properties loext:padding="0in" loext:border="none"/>
    </style:style>
    <style:style style:name="T2" style:family="text">
      <style:text-properties fo:color="#0000ff" loext:opacity="100%"/>
    </style:style>
    <style:style style:name="T3" style:family="text">
      <style:text-properties fo:color="#0000ff" loext:opacity="100%" style:font-name="DejaVu Sans Mono" fo:font-size="10pt" fo:language="en" fo:country="US" style:text-underline-style="none" fo:font-weight="normal" officeooo:rsid="0005e96b" fo:background-color="transparent" loext:char-shading-value="0" style:font-size-asian="10pt" style:font-weight-asian="normal" style:font-size-complex="10pt" style:font-weight-complex="normal"/>
    </style:style>
    <style:style style:name="T4" style:family="text">
      <style:text-properties fo:color="#0000ff" loext:opacity="100%" style:font-name="Lato" fo:font-size="10.5pt" fo:language="en" fo:country="GB" style:text-underline-style="none" fo:font-weight="normal" officeooo:rsid="0005e96b" fo:background-color="transparent" loext:char-shading-value="0" style:font-size-asian="10.5pt" style:font-weight-asian="normal" style:font-size-complex="10.5pt" style:font-weight-complex="normal"/>
    </style:style>
    <style:style style:name="T5" style:family="text">
      <style:text-properties fo:color="#0000ff" loext:opacity="100%" style:text-line-through-style="none" style:text-line-through-type="none" style:font-name="Lato" fo:font-size="11pt" fo:language="en" fo:country="GB" style:text-underline-style="none" fo:font-weight="normal" officeooo:rsid="01837709" style:text-blinking="false" fo:background-color="transparent" loext:char-shading-value="0" style:font-size-asian="11pt" style:font-weight-asian="normal" style:font-size-complex="11pt" style:font-weight-complex="normal"/>
    </style:style>
    <style:style style:name="T6" style:family="text">
      <style:text-properties fo:color="#0000ff" loext:opacity="100%" style:text-line-through-style="none" style:text-line-through-type="none" style:font-name="Consolas1" fo:font-size="11pt" fo:language="en" fo:country="GB" style:text-underline-style="none" fo:font-weight="normal" officeooo:rsid="01837709" style:text-blinking="false" fo:background-color="transparent" loext:char-shading-value="0" style:font-size-asian="11pt" style:font-weight-asian="normal" style:font-size-complex="11pt" style:font-weight-complex="normal"/>
    </style:style>
    <style:style style:name="T7" style:family="text">
      <style:text-properties fo:color="#0000ff" loext:opacity="100%" style:text-line-through-style="none" style:text-line-through-type="none" style:font-name="Consolas1" fo:font-size="10.5pt" fo:language="en" fo:country="GB" style:text-underline-style="none" fo:font-weight="normal" officeooo:rsid="0005e96b" style:text-blinking="false" fo:background-color="transparent" loext:char-shading-value="0" style:font-size-asian="10.5pt" style:font-weight-asian="normal" style:font-size-complex="10.5pt" style:font-weight-complex="normal"/>
    </style:style>
    <style:style style:name="T8" style:family="text">
      <style:text-properties fo:color="#0000ff" loext:opacity="100%" style:text-line-through-style="none" style:text-line-through-type="none" style:font-name="Consolas1" fo:font-size="10.5pt" fo:language="en" fo:country="GB" style:text-underline-style="none" fo:font-weight="normal" officeooo:rsid="01837709" style:text-blinking="false" fo:background-color="transparent" loext:char-shading-value="0" style:font-size-asian="10.5pt" style:font-weight-asian="normal" style:font-size-complex="10.5pt" style:font-weight-complex="normal"/>
    </style:style>
    <style:style style:name="T9" style:family="text">
      <style:text-properties fo:color="#0000ff" loext:opacity="100%" style:text-line-through-style="none" style:text-line-through-type="none" style:font-name="Consolas1" fo:font-size="10.5pt" style:text-blinking="false" style:font-size-asian="10.5pt" style:language-asian="zxx" style:country-asian="none" style:font-size-complex="10.5pt" style:language-complex="zxx" style:country-complex="none"/>
    </style:style>
    <style:style style:name="T10" style:family="text">
      <style:text-properties fo:color="#0000ff" loext:opacity="100%" style:font-name="Consolas1" fo:font-size="10.5pt" fo:language="en" fo:country="GB" style:text-underline-style="none" fo:font-weight="normal" officeooo:rsid="0005e96b" fo:background-color="transparent" loext:char-shading-value="0" style:font-size-asian="10.5pt" style:font-weight-asian="normal" style:font-size-complex="10.5pt" style:font-weight-complex="normal"/>
    </style:style>
    <style:style style:name="T11" style:family="text">
      <style:text-properties fo:color="#0000ff" loext:opacity="100%" style:font-name="Consolas1" fo:font-size="10pt" fo:letter-spacing="normal" style:font-size-asian="10pt" style:font-size-complex="10pt"/>
    </style:style>
    <style:style style:name="T12" style:family="text">
      <style:text-properties fo:color="#0000ff" loext:opacity="100%" style:font-name="Consolas1" fo:font-size="10pt" fo:letter-spacing="normal" officeooo:rsid="01917444" style:font-size-asian="10pt" style:font-size-complex="10pt"/>
    </style:style>
    <style:style style:name="T13" style:family="text">
      <style:text-properties fo:color="#0000ff" loext:opacity="100%" style:font-name="Consolas1" fo:font-size="10pt" fo:letter-spacing="normal" officeooo:rsid="0005e96b" style:font-size-asian="10pt" style:font-size-complex="10pt"/>
    </style:style>
    <style:style style:name="T14" style:family="text">
      <style:text-properties fo:color="#0000ff" loext:opacity="100%" style:font-name="Consolas1" fo:font-size="10pt" officeooo:rsid="0005e96b" style:font-size-asian="10pt" style:font-size-complex="10pt"/>
    </style:style>
    <style:style style:name="T15" style:family="text">
      <style:text-properties fo:color="#0000ff" loext:opacity="100%" style:font-name="Consolas1" fo:font-size="10pt" officeooo:rsid="0005e96b" style:font-name-asian="Noto Serif CJK SC" style:font-name-complex="Lohit Devanagari"/>
    </style:style>
    <style:style style:name="T16" style:family="text">
      <style:text-properties fo:color="#0000ff" loext:opacity="100%" style:font-name="Consolas1" fo:font-size="10pt" officeooo:rsid="0005e96b" style:font-name-asian="Noto Serif CJK SC" style:font-size-asian="10pt" style:font-name-complex="Lohit Devanagari" style:font-size-complex="10pt"/>
    </style:style>
    <style:style style:name="T17" style:family="text">
      <style:text-properties fo:color="#0000ff" loext:opacity="100%" style:font-name="Consolas1" officeooo:rsid="0005e96b" style:font-name-asian="Noto Serif CJK SC" style:font-name-complex="Lohit Devanagari"/>
    </style:style>
    <style:style style:name="T18" style:family="text">
      <style:text-properties fo:color="#0000ff" loext:opacity="100%" style:font-name="Consolas1" officeooo:rsid="01a9f686" style:font-name-asian="Noto Serif CJK SC" style:font-name-complex="Lohit Devanagari"/>
    </style:style>
    <style:style style:name="T19" style:family="text">
      <style:text-properties fo:color="#0000ff" loext:opacity="100%" style:font-name="Consolas1" officeooo:rsid="01ab3a78" style:font-name-asian="Noto Serif CJK SC" style:font-name-complex="Lohit Devanagari"/>
    </style:style>
    <style:style style:name="T20" style:family="text">
      <style:text-properties fo:color="#0000ff" loext:opacity="100%" style:font-name="Consolas1" officeooo:rsid="01ac6ed6" style:font-name-asian="Noto Serif CJK SC" style:font-name-complex="Lohit Devanagari"/>
    </style:style>
    <style:style style:name="T21" style:family="text">
      <style:text-properties fo:color="#0000ff" loext:opacity="100%" style:font-name="Consolas1" fo:font-size="11pt" officeooo:rsid="0005e96b" style:font-name-asian="Noto Serif CJK SC" style:font-size-asian="11pt" style:font-name-complex="Lohit Devanagari" style:font-size-complex="11pt"/>
    </style:style>
    <style:style style:name="T22" style:family="text">
      <style:text-properties fo:color="#0000ff" loext:opacity="100%" fo:letter-spacing="normal" fo:font-weight="bold" style:font-weight-asian="bold" style:font-weight-complex="bold"/>
    </style:style>
    <style:style style:name="T23" style:family="text">
      <style:text-properties fo:color="#0000ff" loext:opacity="100%" officeooo:rsid="01a9f686"/>
    </style:style>
    <style:style style:name="T24" style:family="text">
      <style:text-properties fo:color="#0000ff" loext:opacity="100%" officeooo:rsid="0005e96b"/>
    </style:style>
    <style:style style:name="T25" style:family="text">
      <style:text-properties fo:color="#0000ff" loext:opacity="100%" officeooo:rsid="01ab3a78"/>
    </style:style>
    <style:style style:name="T26" style:family="text">
      <style:text-properties fo:font-variant="normal" fo:text-transform="none" fo:color="#737373" loext:opacity="100%" style:font-name="Consolas1" fo:letter-spacing="-0.011in" fo:font-style="normal"/>
    </style:style>
    <style:style style:name="T27" style:family="text">
      <style:text-properties fo:font-variant="normal" fo:text-transform="none" fo:color="#737373" loext:opacity="100%" style:font-name="Consolas1" fo:font-size="10.5pt" fo:letter-spacing="-0.0102in" fo:language="en" fo:country="GB" fo:font-style="normal" style:text-underline-style="none" fo:font-weight="normal" officeooo:rsid="019a1067" fo:background-color="transparent"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28" style:family="text">
      <style:text-properties fo:font-variant="normal" fo:text-transform="none" fo:color="#737373" loext:opacity="100%" style:font-name="Consolas" fo:font-size="10.5pt" fo:letter-spacing="-0.0102in" fo:language="en" fo:country="GB" fo:font-style="normal" style:text-underline-style="none" fo:font-weight="normal" officeooo:rsid="019a1067" fo:background-color="transparent"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29" style:family="text">
      <style:text-properties fo:font-variant="normal" fo:text-transform="none" fo:color="#737373" loext:opacity="100%" style:font-name="Consolas" fo:font-size="11pt" fo:letter-spacing="-0.0102in"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0" style:family="text">
      <style:text-properties fo:font-variant="normal" fo:text-transform="none" fo:color="#336699" loext:opacity="100%" style:font-name="Consolas1" fo:letter-spacing="-0.011in" fo:font-style="normal"/>
    </style:style>
    <style:style style:name="T31" style:family="text">
      <style:text-properties fo:font-variant="normal" fo:text-transform="none" fo:color="#336699" loext:opacity="100%" style:font-name="Consolas1" fo:letter-spacing="-0.011in" fo:font-style="normal" fo:font-weight="normal"/>
    </style:style>
    <style:style style:name="T32" style:family="text">
      <style:text-properties fo:font-variant="normal" fo:text-transform="none" fo:color="#336699" loext:opacity="100%" style:font-name="Consolas1" fo:font-size="10.5pt" fo:letter-spacing="normal" fo:language="en" fo:country="GB" fo:font-style="normal" style:text-underline-style="none" officeooo:rsid="019a1067" fo:background-color="transparent" loext:char-shading-value="0" style:font-name-asian="Noto Serif CJK SC" style:font-size-asian="10.5pt" style:language-asian="zxx" style:country-asian="none" style:font-style-asian="normal" style:font-name-complex="Lohit Devanagari" style:font-size-complex="10.5pt" style:language-complex="zxx" style:country-complex="none" style:font-style-complex="normal" loext:padding="0in" loext:border="none"/>
    </style:style>
    <style:style style:name="T33" style:family="text">
      <style:text-properties fo:font-variant="normal" fo:text-transform="none" fo:color="#336699" loext:opacity="100%" style:font-name="Consolas1" fo:font-size="10.5pt" fo:letter-spacing="normal" fo:language="en" fo:country="GB" fo:font-style="normal" style:text-underline-style="none" fo:font-weight="bold" officeooo:rsid="019a1067" fo:background-color="transparent" loext:char-shading-value="0"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in" loext:border="none"/>
    </style:style>
    <style:style style:name="T34" style:family="text">
      <style:text-properties fo:font-variant="normal" fo:text-transform="none" fo:color="#336699" loext:opacity="100%" style:font-name="Consolas1" fo:font-size="10.5pt" fo:letter-spacing="-0.0102in" fo:language="en" fo:country="GB" fo:font-style="normal" style:text-underline-style="none" fo:font-weight="normal" officeooo:rsid="019a1067" fo:background-color="transparent"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35" style:family="text">
      <style:text-properties fo:font-variant="normal" fo:text-transform="none" fo:color="#336699" loext:opacity="100%" style:font-name="Consolas" fo:font-size="10.5pt" fo:letter-spacing="-0.0102in" fo:language="en" fo:country="GB" fo:font-style="normal" style:text-underline-style="none" fo:font-weight="normal" officeooo:rsid="019a1067" fo:background-color="transparent"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36" style:family="text">
      <style:text-properties fo:font-variant="normal" fo:text-transform="none" fo:color="#336699" loext:opacity="100%" style:font-name="Consolas" fo:font-size="11pt" fo:letter-spacing="-0.0102in"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in" loext:border="none"/>
    </style:style>
    <style:style style:name="T37" style:family="text">
      <style:text-properties fo:font-variant="normal" fo:text-transform="none" fo:color="#336699" loext:opacity="100%" style:font-name="Consolas" fo:font-size="11pt" fo:letter-spacing="-0.0102in" fo:language="en" fo:country="GB" fo:font-style="normal" style:text-underline-style="none" fo:font-weight="normal" officeooo:rsid="019a1067"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38" style:family="text">
      <style:text-properties fo:font-variant="normal" fo:text-transform="none" fo:color="#669933" loext:opacity="100%" style:font-name="Consolas1" fo:letter-spacing="-0.011in" fo:font-style="normal"/>
    </style:style>
    <style:style style:name="T39" style:family="text">
      <style:text-properties fo:font-variant="normal" fo:text-transform="none" fo:color="#669933" loext:opacity="100%" style:font-name="Consolas1" fo:font-size="10.5pt" fo:letter-spacing="-0.0102in" fo:language="en" fo:country="GB" fo:font-style="normal" style:text-underline-style="none" fo:font-weight="normal" officeooo:rsid="019a1067" fo:background-color="transparent"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40" style:family="text">
      <style:text-properties fo:font-variant="normal" fo:text-transform="none" fo:color="#669933" loext:opacity="100%" style:font-name="Consolas" fo:font-size="10.5pt" fo:letter-spacing="-0.0102in" fo:language="en" fo:country="GB" fo:font-style="normal" style:text-underline-style="none" fo:font-weight="normal" officeooo:rsid="019a1067" fo:background-color="transparent"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41" style:family="text">
      <style:text-properties fo:font-variant="normal" fo:text-transform="none" fo:color="#669933" loext:opacity="100%" style:font-name="Consolas" fo:font-size="11pt" fo:letter-spacing="-0.0102in"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2" style:family="text">
      <style:text-properties fo:font-variant="normal" fo:text-transform="none" fo:color="#669933" loext:opacity="100%" fo:letter-spacing="-0.0102in" fo:language="en" fo:country="GB" fo:font-style="normal" style:text-underline-style="none" fo:font-weight="normal" officeooo:rsid="019a1067"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43" style:family="text">
      <style:text-properties fo:font-variant="normal" fo:text-transform="none" fo:color="#0000ff" loext:opacity="100%" style:font-name="Lato" fo:font-size="11pt" fo:letter-spacing="normal" fo:language="en" fo:country="GB" fo:font-style="normal" style:text-underline-style="none" fo:font-weight="normal" officeooo:rsid="0005e96b" fo:background-color="transparent" loext:char-shading-value="0" style:font-name-asian="Noto Serif CJK SC" style:font-size-asian="11pt" style:font-weight-asian="normal" style:font-name-complex="Lohit Devanagari" style:font-size-complex="11pt" style:font-weight-complex="normal" loext:padding="0in" loext:border="none"/>
    </style:style>
    <style:style style:name="T44" style:family="text">
      <style:text-properties fo:font-variant="normal" fo:text-transform="none" fo:color="#0000ff" loext:opacity="100%" style:font-name="Consolas1" fo:font-size="10pt" fo:letter-spacing="normal" fo:language="en" fo:country="GB" fo:font-style="normal" style:text-underline-style="none" fo:font-weight="normal" officeooo:rsid="0005e96b" fo:background-color="transparent" loext:char-shading-value="0"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T45" style:family="text">
      <style:text-properties fo:font-variant="normal" fo:text-transform="none" style:use-window-font-color="true" loext:opacity="0%" style:font-name="Lato" fo:font-size="11pt" fo:letter-spacing="normal" fo:language="en" fo:country="GB" fo:font-style="normal" style:text-underline-style="none" fo:font-weight="normal" officeooo:rsid="0005e96b" fo:background-color="transparent" loext:char-shading-value="0" style:font-size-asian="11pt" style:font-weight-asian="normal" style:font-size-complex="11pt" style:font-weight-complex="normal"/>
    </style:style>
    <style:style style:name="T46" style:family="text">
      <style:text-properties fo:font-variant="normal" fo:text-transform="none" style:use-window-font-color="true" loext:opacity="0%" style:font-name="Lato" fo:font-size="11pt" fo:letter-spacing="normal" fo:language="en" fo:country="GB" fo:font-style="normal" style:text-underline-style="none" fo:font-weight="normal" officeooo:rsid="01868fa7" fo:background-color="transparent" loext:char-shading-value="0" style:font-size-asian="11pt" style:font-weight-asian="normal" style:font-size-complex="11pt" style:font-weight-complex="normal"/>
    </style:style>
    <style:style style:name="T47" style:family="text">
      <style:text-properties fo:font-variant="normal" fo:text-transform="none" style:use-window-font-color="true" loext:opacity="0%" style:font-name="Lato" fo:font-size="11pt" fo:letter-spacing="normal"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8" style:family="text">
      <style:text-properties fo:font-variant="normal" fo:text-transform="none" style:use-window-font-color="true" loext:opacity="0%" style:font-name="Lato" fo:font-size="11pt" fo:letter-spacing="normal" fo:language="en" fo:country="GB" fo:font-style="normal" style:text-underline-style="none" fo:font-weight="normal" officeooo:rsid="01a31040"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9" style:family="text">
      <style:text-properties fo:font-variant="normal" fo:text-transform="none" style:use-window-font-color="true" loext:opacity="0%" style:font-name="Lato" fo:font-size="11pt" fo:letter-spacing="normal" fo:language="en" fo:country="GB" fo:font-style="normal" style:text-underline-style="none" fo:font-weight="bold" officeooo:rsid="019a1067"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50" style:family="text">
      <style:text-properties fo:font-variant="normal" fo:text-transform="none" style:use-window-font-color="true" loext:opacity="0%" style:font-name="Lato" fo:font-size="11pt" fo:letter-spacing="-0.0055in" fo:language="en" fo:country="GB" fo:font-style="normal" style:text-underline-style="none" fo:font-weight="bold" officeooo:rsid="0005e96b" fo:background-color="transparent" loext:char-shading-value="0" style:font-name-asian="Noto Serif CJK SC" style:font-size-asian="11pt" style:font-weight-asian="bold" style:font-name-complex="Lohit Devanagari" style:font-size-complex="11pt" style:font-weight-complex="bold" loext:padding="0in" loext:border="none"/>
    </style:style>
    <style:style style:name="T51" style:family="text">
      <style:text-properties fo:font-variant="normal" fo:text-transform="none" style:use-window-font-color="true" loext:opacity="0%" style:font-name="Lato" fo:font-size="11pt" fo:letter-spacing="-0.0055in" fo:language="en" fo:country="GB" fo:font-style="normal" style:text-underline-style="none" fo:font-weight="bold" officeooo:rsid="0005e96b"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52" style:family="text">
      <style:text-properties fo:font-variant="normal" fo:text-transform="none" style:use-window-font-color="true" loext:opacity="0%" style:font-name="Lato" fo:font-size="11pt" fo:letter-spacing="-0.0055in" fo:language="en" fo:country="GB" fo:font-style="normal" style:text-underline-style="none" fo:font-weight="normal" officeooo:rsid="0005e96b" fo:background-color="transparent" loext:char-shading-value="0" style:font-name-asian="Noto Serif CJK SC" style:font-size-asian="11pt" style:font-weight-asian="normal" style:font-name-complex="Lohit Devanagari" style:font-size-complex="11pt" style:font-weight-complex="normal" loext:padding="0in" loext:border="none"/>
    </style:style>
    <style:style style:name="T53" style:family="text">
      <style:text-properties fo:font-variant="normal" fo:text-transform="none" style:use-window-font-color="true" loext:opacity="0%" style:font-name="Lato" fo:font-size="11pt" fo:letter-spacing="-0.0055in" fo:language="en" fo:country="GB" fo:font-style="normal" style:text-underline-style="none" fo:font-weight="normal" officeooo:rsid="0005e96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54" style:family="text">
      <style:text-properties fo:font-variant="normal" fo:text-transform="none" style:use-window-font-color="true" loext:opacity="0%" style:font-name="Lato" fo:font-size="11pt" fo:letter-spacing="-0.0055in" fo:language="en" fo:country="GB" fo:font-style="normal" style:text-underline-style="none" fo:font-weight="normal" officeooo:rsid="018c8a0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55" style:family="text">
      <style:text-properties fo:font-variant="normal" fo:text-transform="none" style:use-window-font-color="true" loext:opacity="0%" style:font-name="Lato" fo:font-size="10.5pt" fo:letter-spacing="-0.0055in" fo:language="en" fo:country="GB" fo:font-style="normal" style:text-underline-style="none" fo:font-weight="bold" officeooo:rsid="019a1067" fo:background-color="transparent" loext:char-shading-value="0"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in" loext:border="none"/>
    </style:style>
    <style:style style:name="T56" style:family="text">
      <style:text-properties fo:font-variant="normal" fo:text-transform="none" style:use-window-font-color="true" loext:opacity="0%" style:font-name="Lato" fo:font-size="10.5pt" fo:letter-spacing="-0.0055in" fo:language="en" fo:country="GB" fo:font-style="normal" style:text-underline-style="none" fo:font-weight="normal" officeooo:rsid="019a1067" fo:background-color="transparent"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57" style:family="text">
      <style:text-properties fo:font-variant="normal" fo:text-transform="none" style:use-window-font-color="true" loext:opacity="0%" style:font-name="Lato" fo:font-size="10.5pt" fo:letter-spacing="normal" fo:language="en" fo:country="GB" fo:font-style="normal" style:text-underline-style="none" fo:font-weight="normal" officeooo:rsid="019a1067" fo:background-color="transparent"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58" style:family="text">
      <style:text-properties fo:font-variant="normal" fo:text-transform="none" style:use-window-font-color="true" loext:opacity="0%" fo:letter-spacing="normal" fo:font-style="normal" officeooo:rsid="005e9f9c" fo:background-color="transparent" loext:char-shading-value="0" loext:padding="0in" loext:border="none"/>
    </style:style>
    <style:style style:name="T59" style:family="text">
      <style:text-properties fo:font-variant="normal" fo:text-transform="none" style:use-window-font-color="true" loext:opacity="0%" fo:letter-spacing="normal" fo:font-style="normal" officeooo:rsid="01720c9a" fo:background-color="transparent" loext:char-shading-value="0" loext:padding="0in" loext:border="none"/>
    </style:style>
    <style:style style:name="T60" style:family="text">
      <style:text-properties fo:font-variant="normal" fo:text-transform="none" style:use-window-font-color="true" loext:opacity="0%" fo:letter-spacing="normal" fo:language="en" fo:country="GB" fo:font-style="normal" style:text-underline-style="none" fo:font-weight="normal" officeooo:rsid="019a1067"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61" style:family="text">
      <style:text-properties fo:font-variant="normal" fo:text-transform="none" style:use-window-font-color="true" loext:opacity="0%" style:font-name="Consolas1" fo:font-size="10.5pt" fo:letter-spacing="-0.0055in" fo:language="en" fo:country="GB" fo:font-style="normal" style:text-underline-style="none" fo:font-weight="normal" officeooo:rsid="019a1067" fo:background-color="transparent"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62" style:family="text">
      <style:text-properties fo:font-variant="normal" fo:text-transform="none" style:use-window-font-color="true" loext:opacity="0%" style:font-name="Consolas" fo:font-size="11pt" fo:letter-spacing="normal"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63" style:family="text">
      <style:text-properties fo:font-variant="normal" fo:text-transform="none" fo:letter-spacing="normal"/>
    </style:style>
    <style:style style:name="T64" style:family="text">
      <style:text-properties fo:font-variant="normal" fo:text-transform="none" fo:letter-spacing="normal" fo:font-style="normal"/>
    </style:style>
    <style:style style:name="T65" style:family="text">
      <style:text-properties fo:font-variant="normal" fo:text-transform="none" fo:letter-spacing="normal" fo:font-style="normal" officeooo:rsid="01868fa7"/>
    </style:style>
    <style:style style:name="T66" style:family="text">
      <style:text-properties fo:font-variant="normal" fo:text-transform="none" fo:color="#993366" loext:opacity="100%" style:font-name="Consolas1" fo:letter-spacing="-0.011in" fo:font-style="normal"/>
    </style:style>
    <style:style style:name="T67" style:family="text">
      <style:text-properties fo:font-variant="normal" fo:text-transform="none" fo:color="#993366" loext:opacity="100%" style:font-name="Consolas1" fo:letter-spacing="-0.011in" fo:font-style="normal" officeooo:rsid="018ada90"/>
    </style:style>
    <style:style style:name="T68" style:family="text">
      <style:text-properties fo:font-variant="normal" fo:text-transform="none" fo:color="#993366" loext:opacity="100%" style:font-name="Consolas" fo:font-size="11pt" fo:letter-spacing="-0.0102in"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69" style:family="text">
      <style:text-properties fo:font-variant="normal" fo:text-transform="none" fo:color="#c9211e" loext:opacity="100%" fo:letter-spacing="normal" fo:font-style="normal"/>
    </style:style>
    <style:style style:name="T70" style:family="text">
      <style:text-properties fo:font-variant="normal" fo:text-transform="none" fo:color="#c9211e" loext:opacity="100%" style:font-name="DejaVu Sans Mono" fo:font-size="10pt" fo:letter-spacing="normal" fo:language="en" fo:country="US" fo:font-style="normal" style:text-underline-style="none" fo:font-weight="normal" officeooo:rsid="0005e96b" fo:background-color="transparent" loext:char-shading-value="0" style:font-size-asian="10pt" style:font-weight-asian="normal" style:font-size-complex="10pt" style:font-weight-complex="normal"/>
    </style:style>
    <style:style style:name="T71" style:family="text">
      <style:text-properties fo:font-variant="normal" fo:text-transform="none" fo:color="#127622" loext:opacity="100%" fo:letter-spacing="normal" fo:language="en" fo:country="US" fo:font-style="normal" style:text-underline-style="none" officeooo:rsid="0005e96b" fo:background-color="transparent" loext:char-shading-value="0" style:font-size-asian="10pt" style:font-weight-asian="normal" style:font-size-complex="10pt" style:font-weight-complex="normal"/>
    </style:style>
    <style:style style:name="T72" style:family="text">
      <style:text-properties fo:font-variant="normal" fo:text-transform="none" fo:color="#127622" loext:opacity="100%" fo:letter-spacing="normal" fo:font-style="normal"/>
    </style:style>
    <style:style style:name="T73" style:family="text">
      <style:text-properties fo:font-variant="normal" fo:text-transform="none" fo:color="#cccccc" loext:opacity="100%" fo:letter-spacing="normal"/>
    </style:style>
    <style:style style:name="T74" style:family="text">
      <style:text-properties fo:font-variant="normal" fo:text-transform="none" style:text-line-through-style="none" style:text-line-through-type="none" fo:letter-spacing="normal" fo:font-style="normal" style:text-blinking="false"/>
    </style:style>
    <style:style style:name="T75" style:family="text">
      <style:text-properties fo:font-variant="normal" fo:text-transform="none" fo:color="#ff0000" loext:opacity="100%" style:font-name="Consolas1" fo:font-size="10pt" fo:letter-spacing="normal" fo:language="en" fo:country="GB" fo:font-style="normal" style:text-underline-style="none" fo:font-weight="normal" officeooo:rsid="0005e96b" fo:background-color="transparent" loext:char-shading-value="0" style:font-size-asian="10pt" style:font-weight-asian="normal" style:font-size-complex="10pt" style:font-weight-complex="normal" loext:padding="0in" loext:border="none"/>
    </style:style>
    <style:style style:name="T76" style:family="text">
      <style:text-properties fo:font-variant="normal" fo:text-transform="none" fo:color="#ff0000" loext:opacity="100%" fo:letter-spacing="normal" fo:language="en" fo:country="GB" fo:font-style="normal" style:text-underline-style="none" fo:font-weight="normal" officeooo:rsid="019a1067"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77" style:family="text">
      <style:text-properties fo:font-variant="normal" fo:text-transform="none" fo:color="#333333" loext:opacity="100%" style:font-name="Lato" fo:font-size="10.5pt" fo:letter-spacing="normal" fo:language="en" fo:country="GB" fo:font-style="normal" style:text-underline-style="none" fo:font-weight="normal" officeooo:rsid="019a1067" fo:background-color="transparent"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78" style:family="text">
      <style:text-properties fo:font-variant="normal" fo:text-transform="none" fo:color="#0000cd" loext:opacity="100%" fo:letter-spacing="normal" fo:language="en" fo:country="GB" fo:font-style="normal" style:text-underline-style="none" fo:font-weight="normal" officeooo:rsid="019a1067"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79" style:family="text">
      <style:text-properties fo:font-variant="normal" fo:text-transform="none" fo:color="#000000" loext:opacity="100%" fo:letter-spacing="normal" fo:language="en" fo:country="GB" fo:font-style="normal" style:text-underline-style="none" fo:font-weight="normal" officeooo:rsid="019a1067"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80" style:family="text">
      <style:text-properties fo:font-variant="normal" fo:text-transform="none" fo:color="#a52a2a" loext:opacity="100%" fo:letter-spacing="normal" fo:language="en" fo:country="GB" fo:font-style="normal" style:text-underline-style="none" fo:font-weight="normal" officeooo:rsid="019a1067"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81" style:family="text">
      <style:text-properties fo:color="#737373" loext:opacity="100%" style:font-name="Consolas1" fo:letter-spacing="-0.0102in"/>
    </style:style>
    <style:style style:name="T82" style:family="text">
      <style:text-properties fo:color="#737373" loext:opacity="100%" style:font-name="Consolas1" fo:letter-spacing="-0.0138in"/>
    </style:style>
    <style:style style:name="T83" style:family="text">
      <style:text-properties fo:color="#737373" loext:opacity="100%" style:font-name="Consolas1" fo:font-size="10.5pt" fo:letter-spacing="-0.0102in" officeooo:rsid="019c2afa" style:font-size-asian="10.5pt" style:font-weight-asian="bold" style:font-size-complex="10.5pt" style:font-weight-complex="bold"/>
    </style:style>
    <style:style style:name="T84" style:family="text">
      <style:text-properties fo:color="#737373" loext:opacity="100%" style:font-name="Consolas1" fo:font-size="10.5pt" fo:letter-spacing="-0.0102in" style:font-size-asian="10.5pt" style:font-size-complex="10.5pt"/>
    </style:style>
    <style:style style:name="T85" style:family="text">
      <style:text-properties fo:color="#737373" loext:opacity="100%" style:font-name="Consolas" fo:font-size="10.5pt" fo:letter-spacing="-0.0102in" style:font-size-asian="10.5pt" style:font-size-complex="10.5pt"/>
    </style:style>
    <style:style style:name="T86" style:family="text">
      <style:text-properties fo:color="#737373" loext:opacity="100%" style:font-name="Consolas" fo:font-size="11pt" fo:letter-spacing="-0.0102in" officeooo:rsid="019a1067" style:font-size-asian="11pt" style:font-size-complex="11pt"/>
    </style:style>
    <style:style style:name="T87" style:family="text">
      <style:text-properties fo:color="#336699" loext:opacity="100%" style:font-name="Consolas1" fo:letter-spacing="-0.0102in"/>
    </style:style>
    <style:style style:name="T88" style:family="text">
      <style:text-properties fo:color="#336699" loext:opacity="100%" style:font-name="Consolas1" fo:letter-spacing="-0.0102in" fo:font-weight="normal"/>
    </style:style>
    <style:style style:name="T89" style:family="text">
      <style:text-properties fo:color="#336699" loext:opacity="100%" style:font-name="Consolas1" fo:letter-spacing="-0.0138in"/>
    </style:style>
    <style:style style:name="T90" style:family="text">
      <style:text-properties fo:color="#336699" loext:opacity="100%" style:font-name="Consolas1" fo:letter-spacing="-0.0138in" fo:font-weight="normal"/>
    </style:style>
    <style:style style:name="T91" style:family="text">
      <style:text-properties fo:color="#336699" loext:opacity="100%" style:font-name="Consolas1" fo:font-size="10.5pt" fo:letter-spacing="-0.0102in" officeooo:rsid="019c2afa" style:font-size-asian="10.5pt" style:font-weight-asian="bold" style:font-size-complex="10.5pt" style:font-weight-complex="bold"/>
    </style:style>
    <style:style style:name="T92" style:family="text">
      <style:text-properties fo:color="#336699" loext:opacity="100%" style:font-name="Consolas1" fo:font-size="10.5pt" fo:letter-spacing="-0.0102in" style:font-size-asian="10.5pt" style:font-size-complex="10.5pt"/>
    </style:style>
    <style:style style:name="T93" style:family="text">
      <style:text-properties fo:color="#336699" loext:opacity="100%" style:font-name="Consolas1" fo:font-size="10.5pt" fo:letter-spacing="normal" style:font-size-asian="10.5pt" style:font-size-complex="10.5pt"/>
    </style:style>
    <style:style style:name="T94" style:family="text">
      <style:text-properties fo:color="#336699" loext:opacity="100%" style:font-name="Consolas" fo:font-size="10.5pt" fo:letter-spacing="-0.0102in" style:font-size-asian="10.5pt" style:font-size-complex="10.5pt"/>
    </style:style>
    <style:style style:name="T95" style:family="text">
      <style:text-properties fo:color="#336699" loext:opacity="100%" style:font-name="Consolas" fo:font-size="10.5pt" fo:letter-spacing="-0.0102in" fo:font-weight="bold" style:font-size-asian="10.5pt" style:font-weight-asian="bold" style:font-size-complex="10.5pt" style:font-weight-complex="bold"/>
    </style:style>
    <style:style style:name="T96" style:family="text">
      <style:text-properties fo:color="#336699" loext:opacity="100%" style:font-name="Consolas" fo:font-size="11pt" fo:letter-spacing="-0.0102in" fo:font-weight="normal" officeooo:rsid="019a1067" style:font-size-asian="11pt" style:font-size-complex="11pt"/>
    </style:style>
    <style:style style:name="T97" style:family="text">
      <style:text-properties fo:color="#336699" loext:opacity="100%" style:font-name="Consolas" fo:font-size="11pt" fo:letter-spacing="-0.0102in" officeooo:rsid="019a1067" style:font-size-asian="11pt" style:font-size-complex="11pt"/>
    </style:style>
    <style:style style:name="T98" style:family="text">
      <style:text-properties fo:color="#669933" loext:opacity="100%" style:font-name="Consolas1" fo:letter-spacing="-0.0102in"/>
    </style:style>
    <style:style style:name="T99" style:family="text">
      <style:text-properties fo:color="#669933" loext:opacity="100%" style:font-name="Consolas1" fo:letter-spacing="-0.0138in"/>
    </style:style>
    <style:style style:name="T100" style:family="text">
      <style:text-properties fo:color="#669933" loext:opacity="100%" style:font-name="Consolas1" fo:font-size="10.5pt" fo:letter-spacing="-0.0102in" officeooo:rsid="019c2afa" style:font-size-asian="10.5pt" style:font-weight-asian="bold" style:font-size-complex="10.5pt" style:font-weight-complex="bold"/>
    </style:style>
    <style:style style:name="T101" style:family="text">
      <style:text-properties fo:color="#669933" loext:opacity="100%" style:font-name="Consolas1" fo:font-size="10.5pt" fo:letter-spacing="-0.0102in" style:font-size-asian="10.5pt" style:font-size-complex="10.5pt"/>
    </style:style>
    <style:style style:name="T102" style:family="text">
      <style:text-properties fo:color="#669933" loext:opacity="100%" style:font-name="Consolas" fo:font-size="10.5pt" fo:letter-spacing="-0.0102in" style:font-size-asian="10.5pt" style:font-size-complex="10.5pt"/>
    </style:style>
    <style:style style:name="T103" style:family="text">
      <style:text-properties fo:color="#669933" loext:opacity="100%" style:font-name="Consolas" fo:font-size="11pt" fo:letter-spacing="-0.0102in" officeooo:rsid="019a1067" style:font-size-asian="11pt" style:font-size-complex="11pt"/>
    </style:style>
    <style:style style:name="T104" style:family="text">
      <style:text-properties fo:font-weight="bold" style:font-weight-asian="bold" style:font-weight-complex="bold"/>
    </style:style>
    <style:style style:name="T105" style:family="text">
      <style:text-properties fo:font-weight="bold" officeooo:rsid="01917444" style:font-weight-asian="bold" style:font-weight-complex="bold"/>
    </style:style>
    <style:style style:name="T106" style:family="text">
      <style:text-properties style:use-window-font-color="true" loext:opacity="0%" style:font-name="Lato" fo:font-size="11pt" fo:language="en" fo:country="GB" style:text-underline-style="none" fo:font-weight="normal" officeooo:rsid="0005e96b" fo:background-color="transparent" loext:char-shading-value="0" style:font-size-asian="11pt" style:font-weight-asian="normal" style:font-size-complex="11pt" style:font-weight-complex="normal"/>
    </style:style>
    <style:style style:name="T107" style:family="text">
      <style:text-properties style:use-window-font-color="true" loext:opacity="0%" style:font-name="Lato" fo:font-size="11pt" fo:language="en" fo:country="GB" style:text-underline-style="none" fo:font-weight="normal" officeooo:rsid="01837709" fo:background-color="transparent" loext:char-shading-value="0" style:font-size-asian="11pt" style:font-weight-asian="normal" style:font-size-complex="11pt" style:font-weight-complex="normal"/>
    </style:style>
    <style:style style:name="T108" style:family="text">
      <style:text-properties style:use-window-font-color="true" loext:opacity="0%" style:font-name="Lato" fo:font-size="11pt" fo:font-weight="normal" officeooo:rsid="019a1067" style:font-size-asian="11pt" style:font-weight-asian="normal" style:font-size-complex="11pt" style:font-weight-complex="normal"/>
    </style:style>
    <style:style style:name="T109" style:family="text">
      <style:text-properties style:use-window-font-color="true" loext:opacity="0%" style:font-name="Lato" fo:font-size="11pt" fo:font-weight="normal" officeooo:rsid="01a9f686" style:font-size-asian="11pt" style:font-weight-asian="normal" style:font-size-complex="11pt" style:font-weight-complex="normal"/>
    </style:style>
    <style:style style:name="T110" style:family="text">
      <style:text-properties style:use-window-font-color="true" loext:opacity="0%" style:font-name="Lato" fo:font-size="11pt" officeooo:rsid="019a1067" style:font-size-asian="11pt" style:font-size-complex="11pt"/>
    </style:style>
    <style:style style:name="T111" style:family="text">
      <style:text-properties style:use-window-font-color="true" loext:opacity="0%" style:font-name="Lato" fo:font-size="11pt" fo:font-weight="bold" officeooo:rsid="019a1067" style:font-size-asian="11pt" style:font-weight-asian="bold" style:font-size-complex="11pt" style:font-weight-complex="bold"/>
    </style:style>
    <style:style style:name="T112" style:family="text">
      <style:text-properties style:use-window-font-color="true" loext:opacity="0%" style:text-line-through-style="none" style:text-line-through-type="none" style:font-name="Lato" fo:font-size="11pt" fo:language="en" fo:country="GB" style:text-underline-style="none" fo:font-weight="normal" officeooo:rsid="01837709" style:text-blinking="false" fo:background-color="transparent" loext:char-shading-value="0" style:font-size-asian="11pt" style:font-weight-asian="normal" style:font-size-complex="11pt" style:font-weight-complex="normal"/>
    </style:style>
    <style:style style:name="T113" style:family="text">
      <style:text-properties style:use-window-font-color="true" loext:opacity="0%" style:font-name="Consolas1" fo:font-size="10.5pt" fo:language="en" fo:country="GB" style:text-underline-style="none" fo:font-weight="normal" officeooo:rsid="0005e96b" fo:background-color="transparent" loext:char-shading-value="0" style:font-size-asian="10.5pt" style:font-weight-asian="normal" style:font-size-complex="10.5pt" style:font-weight-complex="normal"/>
    </style:style>
    <style:style style:name="T114" style:family="text">
      <style:text-properties style:use-window-font-color="true" loext:opacity="0%" style:font-name="Consolas" fo:font-size="11pt" officeooo:rsid="019a1067" style:font-size-asian="11pt" style:font-size-complex="11pt"/>
    </style:style>
    <style:style style:name="T115" style:family="text">
      <style:text-properties fo:color="#c9211e" loext:opacity="100%"/>
    </style:style>
    <style:style style:name="T116" style:family="text">
      <style:text-properties fo:color="#c9211e" loext:opacity="100%" fo:language="en" fo:country="US" style:text-underline-style="none" officeooo:rsid="0005e96b" fo:background-color="transparent" loext:char-shading-value="0" style:font-size-asian="10pt" style:font-weight-asian="normal" style:font-size-complex="10pt" style:font-weight-complex="normal"/>
    </style:style>
    <style:style style:name="T117" style:family="text">
      <style:text-properties fo:color="#c9211e" loext:opacity="100%" style:text-underline-style="none"/>
    </style:style>
    <style:style style:name="T118" style:family="text">
      <style:text-properties fo:color="#c9211e" loext:opacity="100%" style:text-underline-style="none" officeooo:rsid="017d7b3d"/>
    </style:style>
    <style:style style:name="T119" style:family="text">
      <style:text-properties officeooo:rsid="0122c4ff" loext:padding="0in" loext:border="none"/>
    </style:style>
    <style:style style:name="T120" style:family="text">
      <style:text-properties fo:color="#ff0000" loext:opacity="100%"/>
    </style:style>
    <style:style style:name="T121" style:family="text">
      <style:text-properties fo:color="#ff0000" loext:opacity="100%" style:font-name="Consolas1" fo:font-size="10pt" fo:language="en" fo:country="GB" style:text-underline-style="none" officeooo:rsid="0005e96b" fo:background-color="transparent" loext:char-shading-value="0" style:font-size-asian="10pt" style:font-weight-asian="normal" style:font-size-complex="10pt" style:font-weight-complex="normal" loext:padding="0in" loext:border="none"/>
    </style:style>
    <style:style style:name="T122" style:family="text">
      <style:text-properties fo:color="#ff0000" loext:opacity="100%" style:font-name="Consolas2" fo:font-size="11.25pt"/>
    </style:style>
    <style:style style:name="T123" style:family="text">
      <style:text-properties fo:color="#333333" loext:opacity="100%"/>
    </style:style>
    <style:style style:name="T124" style:family="text">
      <style:text-properties fo:color="#333333" loext:opacity="100%" style:font-name="Consolas1" fo:font-size="10pt" fo:language="en" fo:country="GB" style:text-underline-style="none" officeooo:rsid="0005e96b" fo:background-color="transparent" loext:char-shading-value="0" style:font-size-asian="10pt" style:font-weight-asian="normal" style:font-size-complex="10pt" style:font-weight-complex="normal" loext:padding="0in" loext:border="none"/>
    </style:style>
    <style:style style:name="T125" style:family="text">
      <style:text-properties fo:color="#333333" loext:opacity="100%" officeooo:rsid="0199073c"/>
    </style:style>
    <style:style style:name="T126" style:family="text">
      <style:text-properties officeooo:rsid="01708a7b"/>
    </style:style>
    <style:style style:name="T127" style:family="text">
      <style:text-properties officeooo:rsid="01708a7b" loext:padding="0in" loext:border="none"/>
    </style:style>
    <style:style style:name="T128" style:family="text">
      <style:text-properties fo:color="#127622" loext:opacity="100%"/>
    </style:style>
    <style:style style:name="T129" style:family="text">
      <style:text-properties fo:color="#127622" loext:opacity="100%" fo:language="en" fo:country="US" style:text-underline-style="none" officeooo:rsid="0005e96b" fo:background-color="transparent" loext:char-shading-value="0" style:font-size-asian="10pt" style:font-weight-asian="normal" style:font-size-complex="10pt" style:font-weight-complex="normal"/>
    </style:style>
    <style:style style:name="T130" style:family="text">
      <style:text-properties officeooo:rsid="01720c9a"/>
    </style:style>
    <style:style style:name="T131" style:family="text">
      <style:text-properties officeooo:rsid="0173d9e3"/>
    </style:style>
    <style:style style:name="T132" style:family="text">
      <style:text-properties fo:language="en" fo:country="US" style:text-underline-style="none" officeooo:rsid="0005e96b" fo:background-color="transparent" loext:char-shading-value="0" style:font-size-asian="10pt" style:font-weight-asian="normal" style:font-size-complex="10pt" style:font-weight-complex="normal"/>
    </style:style>
    <style:style style:name="T133" style:family="text">
      <style:text-properties officeooo:rsid="01787672"/>
    </style:style>
    <style:style style:name="T134" style:family="text">
      <style:text-properties officeooo:rsid="017d7b3d"/>
    </style:style>
    <style:style style:name="T135" style:family="text">
      <style:text-properties style:text-underline-style="none"/>
    </style:style>
    <style:style style:name="T136" style:family="text">
      <style:text-properties style:text-underline-style="none" officeooo:rsid="0180e900"/>
    </style:style>
    <style:style style:name="T137" style:family="text">
      <style:text-properties officeooo:rsid="0180540d"/>
    </style:style>
    <style:style style:name="T138" style:family="text">
      <style:text-properties officeooo:rsid="0180e900"/>
    </style:style>
    <style:style style:name="T139" style:family="text">
      <style:text-properties fo:color="#069a2e" loext:opacity="100%"/>
    </style:style>
    <style:style style:name="T140" style:family="text">
      <style:text-properties fo:color="#069a2e" loext:opacity="100%" officeooo:rsid="0005e96b"/>
    </style:style>
    <style:style style:name="T141" style:family="text">
      <style:text-properties fo:color="#069a2e" loext:opacity="100%" style:font-name="Consolas1" fo:font-size="10pt" fo:language="en" fo:country="GB" style:text-underline-style="none" officeooo:rsid="0005e96b" fo:background-color="transparent" loext:char-shading-value="0" style:font-size-asian="10pt" style:font-weight-asian="normal" style:font-size-complex="10pt" style:font-weight-complex="normal" loext:padding="0in" loext:border="none"/>
    </style:style>
    <style:style style:name="T142" style:family="text">
      <style:text-properties officeooo:rsid="01880374"/>
    </style:style>
    <style:style style:name="T143" style:family="text">
      <style:text-properties fo:color="#993366" loext:opacity="100%" style:font-name="Consolas1" fo:letter-spacing="-0.0102in"/>
    </style:style>
    <style:style style:name="T144" style:family="text">
      <style:text-properties fo:color="#993366" loext:opacity="100%" style:font-name="Consolas1" fo:letter-spacing="-0.011in" fo:language="en" fo:country="US" officeooo:rsid="018ada90"/>
    </style:style>
    <style:style style:name="T145" style:family="text">
      <style:text-properties fo:color="#993366" loext:opacity="100%" style:font-name="Consolas1" fo:letter-spacing="-0.0138in"/>
    </style:style>
    <style:style style:name="T146" style:family="text">
      <style:text-properties fo:color="#993366" loext:opacity="100%" style:font-name="Consolas1" fo:letter-spacing="-0.0138in" fo:language="en" fo:country="US" officeooo:rsid="018ada90"/>
    </style:style>
    <style:style style:name="T147" style:family="text">
      <style:text-properties fo:color="#993366" loext:opacity="100%" style:font-name="Consolas1" fo:letter-spacing="-0.0138in" fo:language="en" fo:country="US" fo:font-weight="bold" officeooo:rsid="018ada90"/>
    </style:style>
    <style:style style:name="T148" style:family="text">
      <style:text-properties fo:color="#993366" loext:opacity="100%" style:font-name="Consolas" fo:font-size="10.5pt" fo:letter-spacing="-0.0102in" style:font-size-asian="10.5pt" style:font-size-complex="10.5pt"/>
    </style:style>
    <style:style style:name="T149" style:family="text">
      <style:text-properties fo:color="#993366" loext:opacity="100%" style:font-name="Consolas" fo:font-size="10.5pt" fo:letter-spacing="-0.0102in" fo:font-weight="bold" style:font-size-asian="10.5pt" style:font-size-complex="10.5pt"/>
    </style:style>
    <style:style style:name="T150" style:family="text">
      <style:text-properties fo:color="#993366" loext:opacity="100%" style:font-name="Consolas" fo:font-size="11pt" fo:letter-spacing="-0.0102in" officeooo:rsid="019a1067" style:font-size-asian="11pt" style:font-size-complex="11pt"/>
    </style:style>
    <style:style style:name="T151" style:family="text">
      <style:text-properties fo:color="#993366" loext:opacity="100%" style:font-name="Consolas" fo:font-size="11pt" fo:letter-spacing="-0.0102in" officeooo:rsid="01a9f686" style:font-size-asian="11pt" style:font-size-complex="11pt"/>
    </style:style>
    <style:style style:name="T152" style:family="text">
      <style:text-properties style:font-name="Consolas1"/>
    </style:style>
    <style:style style:name="T153" style:family="text">
      <style:text-properties style:font-name="Consolas1" fo:letter-spacing="-0.011in"/>
    </style:style>
    <style:style style:name="T154" style:family="text">
      <style:text-properties style:font-name="Consolas1" fo:letter-spacing="-0.0138in"/>
    </style:style>
    <style:style style:name="T155" style:family="text">
      <style:text-properties style:font-name="Consolas1" fo:font-size="10pt" fo:language="en" fo:country="GB" style:text-underline-style="none" officeooo:rsid="0005e96b" fo:background-color="transparent" loext:char-shading-value="0" style:font-size-asian="10pt" style:font-weight-asian="normal" style:font-size-complex="10pt" style:font-weight-complex="normal" loext:padding="0in" loext:border="none"/>
    </style:style>
    <style:style style:name="T156" style:family="text">
      <style:text-properties style:font-name="Consolas1" fo:font-size="10.5pt" fo:font-weight="bold" officeooo:rsid="019c2afa" style:font-size-asian="10.5pt" style:font-weight-asian="bold" style:font-size-complex="10.5pt" style:font-weight-complex="bold"/>
    </style:style>
    <style:style style:name="T157" style:family="text">
      <style:text-properties style:font-name="Consolas1" fo:font-size="10.5pt" style:font-size-asian="10.5pt" style:font-size-complex="10.5pt"/>
    </style:style>
    <style:style style:name="T158" style:family="text">
      <style:text-properties fo:letter-spacing="-0.0055in" style:text-underline-style="none" officeooo:rsid="0005e96b"/>
    </style:style>
    <style:style style:name="T159" style:family="text">
      <style:text-properties fo:letter-spacing="-0.0138in"/>
    </style:style>
    <style:style style:name="T160" style:family="text">
      <style:text-properties fo:letter-spacing="-0.0138in" officeooo:rsid="0180e900"/>
    </style:style>
    <style:style style:name="T161" style:family="text">
      <style:text-properties fo:letter-spacing="-0.0138in" officeooo:rsid="018f3729"/>
    </style:style>
    <style:style style:name="T162" style:family="text">
      <style:text-properties fo:letter-spacing="-0.0138in" style:text-underline-style="none"/>
    </style:style>
    <style:style style:name="T163" style:family="text">
      <style:text-properties fo:letter-spacing="-0.0138in" officeooo:rsid="0190c51c"/>
    </style:style>
    <style:style style:name="T164" style:family="text">
      <style:text-properties fo:letter-spacing="-0.0138in" officeooo:rsid="0197269c"/>
    </style:style>
    <style:style style:name="T165" style:family="text">
      <style:text-properties fo:letter-spacing="-0.0138in" officeooo:rsid="01ac6ed6"/>
    </style:style>
    <style:style style:name="T166" style:family="text">
      <style:text-properties officeooo:rsid="01917444"/>
    </style:style>
    <style:style style:name="T167" style:family="text">
      <style:text-properties officeooo:rsid="01982d07"/>
    </style:style>
    <style:style style:name="T168" style:family="text">
      <style:text-properties officeooo:rsid="0199073c"/>
    </style:style>
    <style:style style:name="T169" style:family="text">
      <style:text-properties officeooo:rsid="019ba28e"/>
    </style:style>
    <style:style style:name="T170" style:family="text">
      <style:text-properties fo:letter-spacing="normal"/>
    </style:style>
    <style:style style:name="T171" style:family="text">
      <style:text-properties fo:letter-spacing="normal" fo:font-weight="bold" style:font-weight-asian="bold" style:font-weight-complex="bold"/>
    </style:style>
    <style:style style:name="T172" style:family="text">
      <style:text-properties fo:letter-spacing="normal" fo:font-weight="bold" officeooo:rsid="019c2afa" style:font-weight-asian="bold" style:font-weight-complex="bold"/>
    </style:style>
    <style:style style:name="T173" style:family="text">
      <style:text-properties officeooo:rsid="01a56198"/>
    </style:style>
    <style:style style:name="T174" style:family="text">
      <style:text-properties officeooo:rsid="01a6f2eb"/>
    </style:style>
    <style:style style:name="T175" style:family="text">
      <style:text-properties officeooo:rsid="01a79803"/>
    </style:style>
    <style:style style:name="T176" style:family="text">
      <style:text-properties fo:color="#0000cd" loext:opacity="100%" style:font-name="Consolas2" fo:font-size="11.25pt"/>
    </style:style>
    <style:style style:name="T177" style:family="text">
      <style:text-properties fo:color="#000000" loext:opacity="100%"/>
    </style:style>
    <style:style style:name="T178" style:family="text">
      <style:text-properties fo:color="#000000" loext:opacity="100%" style:font-name="Consolas2" fo:font-size="11.25pt"/>
    </style:style>
    <style:style style:name="T179" style:family="text">
      <style:text-properties fo:color="#000000" loext:opacity="100%" style:font-name="Consolas2" fo:font-size="11.25pt" officeooo:rsid="01ab3a78"/>
    </style:style>
    <style:style style:name="T180" style:family="text">
      <style:text-properties fo:color="#000000" loext:opacity="100%" style:font-name="Consolas2" fo:font-size="11.25pt" officeooo:rsid="01ac6ed6"/>
    </style:style>
    <style:style style:name="T181" style:family="text">
      <style:text-properties fo:color="#a52a2a" loext:opacity="100%" style:font-name="Consolas2" fo:font-size="11.25pt"/>
    </style:style>
    <style:style style:name="T182" style:family="text">
      <style:text-properties officeooo:rsid="01a98b80"/>
    </style:style>
    <style:style style:name="T183" style:family="text">
      <style:text-properties officeooo:rsid="01ac6ed6"/>
    </style:style>
    <style:style style:name="fr1" style:family="graphic" style:parent-style-name="Graphics">
      <style:graphic-properties style:vertical-pos="from-top" style:vertical-rel="paragraph" style:horizontal-pos="from-left" style:horizontal-rel="paragraph" fo:padding="0in" fo:border="0.06pt solid #ffffff" style:mirror="none" fo:clip="rect(0in, 0in, 0.0201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text:span text:style-name="T1">PHP Notes Chapter </text:span><text:span text:style-name="T127">3</text:span><text:span text:style-name="T1">  </text:span><text:span text:style-name="T119">Strings and Patterns</text:span></text:p>
      <text:p text:style-name="P13">PHP strings are a series of bytes and do not contain any information about how those bytes should be translated to characters.</text:p>
      <text:p text:style-name="P25">On 32-bit systems a string can be as large as 2 GB. There is no particular limit on how long a string may be on a 64-bit PHP system.</text:p>
      <text:p text:style-name="P28">Declaring Strings</text:p>
      <text:p text:style-name="P24">In PHP, strings may be declared either as ‘simple type’ or “complex type”. <text:span text:style-name="T126">C</text:span>omplex strings will be evaluated with respect to control characters and variables</text:p>
      <text:p text:style-name="P29"/>
      <text:p text:style-name="P29">Example 1:</text:p>
      <text:p text:style-name="P17">&lt;?php</text:p>
      <text:p text:style-name="P17">$name = 'Bob';</text:p>
      <text:p text:style-name="P17">$a = 'Hello $name\n';</text:p>
      <text:p text:style-name="P17">$b = "Hello $name\n";</text:p>
      <text:p text:style-name="P17">echo $a;       <text:span text:style-name="T128">// Hello $name\n</text:span></text:p>
      <text:p text:style-name="P17">echo $b;       <text:span text:style-name="T128">// Hello Bob</text:span></text:p>
      <text:p text:style-name="P24"/>
      <text:p text:style-name="P28"/>
      <text:p text:style-name="P28">Embedding Variables</text:p>
      <text:p text:style-name="P30">Example <text:span text:style-name="T130">2</text:span>:</text:p>
      <text:p text:style-name="P17">&lt;?php</text:p>
      <text:p text:style-name="P14">$catfood = "Cheeseburgers";</text:p>
      <text:p text:style-name="P17">echo 'I can haz $catfood';         <text:span text:style-name="T128">// I can haz $catfood</text:span></text:p>
      <text:p text:style-name="P17">echo 'I can haz ' . $catfood;      <text:span text:style-name="T128">// I can haz Cheeseburgers</text:span></text:p>
      <text:p text:style-name="P17">echo "I can haz $catfood?";        <text:span text:style-name="T128">// I can haz Cheeseburgers?</text:span></text:p>
      <text:p text:style-name="P24"/>
      <text:p text:style-name="P26"><text:span text:style-name="T104">Note: </text:span>The question mark symbol is not permitted in variable names so PHP inserts the literal value of the variable $catfood into the string.</text:p>
      <text:p text:style-name="P24">It is possible to include <text:span text:style-name="T2">array</text:span> and <text:span text:style-name="T2">object syntax </text:span>with double quotes too:</text:p>
      <text:p text:style-name="P30">Example <text:span text:style-name="T130">3</text:span>:</text:p>
      <text:p text:style-name="P19">&lt;?php</text:p>
      <text:p text:style-name="P19">$dogfood = ['Pellets'];</text:p>
      <text:p text:style-name="P71">$catfood = new stdClass();</text:p>
      <text:p text:style-name="P19">$catfood-&gt;favorite = "Cheeseburger";</text:p>
      <text:p text:style-name="P17">echo "$dogfood[0]";           <text:span text:style-name="T128"> // Pellets</text:span></text:p>
      <text:p text:style-name="P17">echo "$catfood-&gt;favorite";    <text:span text:style-name="T128"> // Cheeseburger</text:span></text:p>
      <text:p text:style-name="P27"><text:soft-page-break/><text:span text:style-name="T59">C</text:span><text:span text:style-name="T58">urly </text:span><text:span text:style-name="T59">B</text:span><text:span text:style-name="T58">races</text:span></text:p>
      <text:p text:style-name="P13">PHP allows the use of curly braces for you to explicitly tell the parser that part of a string must be evaluated.</text:p>
      <text:p text:style-name="P16">This is necessary, for example, when outputting an element from an array where it might not be <text:span text:style-name="T131">if</text:span> clear that the square brackets are intended as punctuation or as syntax to reference an element in the array.</text:p>
      <text:p text:style-name="P52"/>
      <text:p text:style-name="P22">Example <text:span text:style-name="T131">4</text:span>:</text:p>
      <text:p text:style-name="P14">&lt;?php</text:p>
      <text:p text:style-name="P15">$burger = "Cheeseburger";</text:p>
      <text:p text:style-name="P15">echo "I can haz {$burger}";         <text:span text:style-name="T128">// I can haz Cheeseburger</text:span></text:p>
      <text:p text:style-name="P15">echo "I can haz ${burger}";         <text:span text:style-name="T128">// I can haz Cheeseburger</text:span></text:p>
      <text:p text:style-name="P15">echo "I can haz $burgers";          <text:span text:style-name="T115">// </text:span><text:span text:style-name="T69">Warning: Undefined variable $burgers</text:span></text:p>
      <text:p text:style-name="P15">echo "I can haz {$burger}s";        <text:span text:style-name="T128">// I can haz Cheeseburgers</text:span></text:p>
      <text:p text:style-name="P15">echo "I can haz { $burger }";       <text:span text:style-name="T128">// I can haz { Cheeseburger }</text:span></text:p>
      <text:p text:style-name="P52"/>
      <text:p text:style-name="P54">Example 5 <text:span text:style-name="T133">(mix array and object property syntax)</text:span>:</text:p>
      <text:p text:style-name="P72">&lt;?php</text:p>
      <text:p text:style-name="P73">$array = ['zero', 'one', 'two'];</text:p>
      <text:p text:style-name="P73">echo "$array[0]";<text:tab/><text:tab/><text:tab/><text:tab/><text:span text:style-name="T72">// zero</text:span></text:p>
      <text:p text:style-name="P83"/>
      <text:p text:style-name="P83">$letters = new stdClass;</text:p>
      <text:p text:style-name="P83">$letters-&gt;a = 'A';</text:p>
      <text:p text:style-name="P84">echo "$letters-&gt;a ";<text:tab/><text:tab/><text:tab/><text:span text:style-name="T72">// a</text:span></text:p>
      <text:p text:style-name="P72"/>
      <text:p text:style-name="P72"/>
      <text:p text:style-name="P83">$catfood = new stdClass;</text:p>
      <text:p text:style-name="P83">$catfood-&gt;name = 'Cheeseburgers';</text:p>
      <text:p text:style-name="P83"/>
      <text:p text:style-name="P83">$cat = new stdClass;</text:p>
      <text:p text:style-name="P83">$cat-&gt;canhaz = [$catfood];</text:p>
      <text:p text:style-name="P83"/>
      <text:p text:style-name="P86"><text:span text:style-name="T3">echo "$cat-&gt;canhaz[0]-&gt;name";<text:tab/><text:tab/></text:span><text:span text:style-name="T70">// Warning: Array to string conversion</text:span></text:p>
      <text:p text:style-name="P85"><text:span text:style-name="T132">echo "</text:span><text:span text:style-name="T116">{</text:span><text:span text:style-name="T132">$cat-&gt;canhaz[0]-&gt;name</text:span><text:span text:style-name="T116">}</text:span><text:span text:style-name="T132">";<text:tab/></text:span><text:span text:style-name="T129">// </text:span><text:span text:style-name="T71">Cheeseburgers</text:span></text:p>
      <text:p text:style-name="P80"/>
      <text:p text:style-name="P53"/>
      <text:p text:style-name="P43">Control Characters</text:p>
      <text:p text:style-name="P52"><text:span text:style-name="T133">C</text:span>omplex string <text:span text:style-name="T133">(declared in double quotes) will be </text:span>evaluate it for variables and control characters.</text:p>
      <text:p text:style-name="P52">The control characters are marked by a backslash followed by the code. Using a backslash followed by anything other than a control character will result in the backslashbeing displayed.</text:p>
      <text:p text:style-name="P52"/>
      <text:p text:style-name="P55">Example 6:</text:p>
      <text:p text:style-name="P14">&lt;?php</text:p>
      <text:p text:style-name="P56">echo "Hello \World"; <text:tab/><text:tab/><text:tab/><text:span text:style-name="T72">// Hello \World</text:span></text:p>
      <text:p text:style-name="P21"><text:soft-page-break/>Sequence <text:tab/><text:tab/><text:tab/><text:tab/>Meaning</text:p>
      <text:p text:style-name="P20">\n <text:tab/><text:tab/><text:tab/><text:tab/><text:tab/>Line feed</text:p>
      <text:p text:style-name="P20">\r <text:tab/><text:tab/><text:tab/><text:tab/><text:tab/>Carriage return</text:p>
      <text:p text:style-name="P20">\t <text:tab/><text:tab/><text:tab/><text:tab/><text:tab/>Tab</text:p>
      <text:p text:style-name="P20">\v <text:tab/><text:tab/><text:tab/><text:tab/><text:tab/>Vertical tab</text:p>
      <text:p text:style-name="P20">\e <text:tab/><text:tab/><text:tab/><text:tab/><text:tab/>Escape</text:p>
      <text:p text:style-name="P20">\f <text:tab/><text:tab/><text:tab/><text:tab/><text:tab/>Form feed</text:p>
      <text:p text:style-name="P20">\\ <text:tab/><text:tab/><text:tab/><text:tab/><text:tab/>Backslash</text:p>
      <text:p text:style-name="P20">\$ <text:tab/><text:tab/><text:tab/><text:tab/><text:tab/>Dollar symbol</text:p>
      <text:p text:style-name="P20">[0-7]{1,3} <text:tab/><text:tab/><text:tab/><text:tab/>Sequences matching this regular expression are in octal notation</text:p>
      <text:p text:style-name="P20">\x[0-9A-Fa-f]{1,2} <text:tab/><text:tab/><text:tab/>Matching sequences are in hexadecimal notation</text:p>
      <text:p text:style-name="P20">\u{{0-9a-f}{1,6}} <text:tab/><text:tab/><text:tab/>Matching sequences are a Unicode codepoint, which will be<text:tab/><text:tab/><text:tab/><text:tab/><text:tab/><text:tab/>output to the string as that codepoints UTF-8 representation</text:p>
      <text:p text:style-name="P20"/>
      <text:p text:style-name="P52">Emojis have Unicode endpoints, so we can output the elePHPant like this:</text:p>
      <text:p text:style-name="P59">Example <text:span text:style-name="T183">7</text:span>:</text:p>
      <text:p text:style-name="P56">&lt;?php</text:p>
      <text:p text:style-name="P56">echo "\u{1F418}"; <text:span text:style-name="T73"> <text:tab/><text:tab/></text:span><text:span text:style-name="T72">//</text:span><draw:frame draw:style-name="fr1" draw:name="Image1" text:anchor-type="char" svg:x="2.6717in" svg:y="-0.0665in" svg:width="0.2402in" svg:height="0.2299in" draw:z-index="0"><draw:image xlink:href="Pictures/10000201000000480000004853F864D715E17A8E.png" xlink:type="simple" xlink:show="embed" xlink:actuate="onLoad" draw:mime-type="image/png"/></draw:frame></text:p>
      <text:p text:style-name="P56"/>
      <text:p text:style-name="P43">Heredoc and Nowdoc</text:p>
      <text:p text:style-name="P59">Example <text:span text:style-name="T183">8</text:span><text:span text:style-name="T134"> (Heredocs syntax)</text:span>:<text:span text:style-name="T135"><text:tab/><text:tab/><text:tab/></text:span><text:span text:style-name="T118">Here</text:span><text:span text:style-name="T117">docs are evaluated for special characters and variables</text:span></text:p>
      <text:p text:style-name="P14">&lt;?php</text:p>
      <text:p text:style-name="P14">echo &lt;&lt;&lt;HEREDOC</text:p>
      <text:p text:style-name="P14">  This is a heredoc string, note:</text:p>
      <text:p text:style-name="P14">  1) the capitalization of the tag</text:p>
      <text:p text:style-name="P14">  2) the tag name follows variable naming rules</text:p>
      <text:p text:style-name="P14">  3) where the closing tag is</text:p>
      <text:p text:style-name="P34">HEREDOC;</text:p>
      <text:p text:style-name="P74"><text:span text:style-name="T104">Note:</text:span> The closing tag must start on the first character of a newline.</text:p>
      <text:p text:style-name="P23">Example <text:span text:style-name="T183">9 </text:span><text:span text:style-name="T134">(Nowdocs syntax)</text:span>:<text:span text:style-name="T135"><text:tab/><text:tab/><text:tab/></text:span><text:span text:style-name="T118">N</text:span><text:span text:style-name="T117">owdocs are not evaluated for special characters and variables</text:span></text:p>
      <text:p text:style-name="P14">&lt;?php</text:p>
      <text:p text:style-name="P14">echo &lt;&lt;&lt;'NOWDOC'</text:p>
      <text:p text:style-name="P14">This is a nowdoc string, note:</text:p>
      <text:p text:style-name="P14">    1) Single quotes around the label</text:p>
      <text:p text:style-name="P14">    2) Variables will not be evaluated</text:p>
      <text:p text:style-name="P14">    3) Control characters will not be evaluated</text:p>
      <text:p text:style-name="P14">NOWDOC</text:p>
      <text:p text:style-name="P44"><text:soft-page-break/>Referencing Characters in Strings</text:p>
      <text:p text:style-name="P62">References a position in a string can <text:span text:style-name="T137">be</text:span> achieved <text:span text:style-name="T137">by </text:span>either using square brackets or <text:span text:style-name="T137">using</text:span> curly braces to denote the zero-based integer position <text:span text:style-name="T137">to the reference.</text:span></text:p>
      <text:p text:style-name="P60">Example <text:span text:style-name="T183">10</text:span>:<text:span text:style-name="T135"><text:tab/></text:span></text:p>
      <text:p text:style-name="P56">&lt;?php</text:p>
      <text:p text:style-name="P79">$hello = "world";</text:p>
      <text:p text:style-name="P79">echo $hello[0]; <text:tab/><text:tab/><text:span text:style-name="T139">// w</text:span></text:p>
      <text:p text:style-name="P56">echo $hello{1}; <text:tab/><text:tab/><text:span text:style-name="T139">// o</text:span></text:p>
      <text:p text:style-name="P63"><text:span text:style-name="T104">Caution:</text:span> Remember that strings are a series of bytes, and you are referencing the byte position. If your character set uses more than one byte per character, you won’t have the result you expect.</text:p>
      <text:p text:style-name="P56"/>
      <text:p text:style-name="P64">In <text:span text:style-name="T138">php 7.1</text:span>, <text:s/>PHP will issue a range warning if you attempt to write to a negative position of a string, or if you do not specify an integer position. <text:span text:style-name="T138">(However in c</text:span>urrent version<text:span text:style-name="T138"> PHP allows to </text:span>write to a negative position<text:span text:style-name="T138">)</text:span></text:p>
      <text:p text:style-name="P56"/>
      <text:p text:style-name="P61">Example <text:span text:style-name="T183">11</text:span>:</text:p>
      <text:p text:style-name="P33">&lt;?php<text:line-break/><text:line-break/>$s = '123';<text:line-break/>$s[-1] = 'v';<text:line-break/>echo $s;<text:tab/><text:tab/><text:tab/><text:span text:style-name="T140">// Warning: Illegal string offset.. 123 </text:span></text:p>
      <text:p text:style-name="P33"><text:span text:style-name="T140"><text:tab/><text:tab/><text:tab/><text:tab/>// </text:span><text:span text:style-name="T139">in PHP 8.0 <text:s text:c="2"/>12v</text:span></text:p>
      <text:p text:style-name="P56"/>
      <text:p text:style-name="P56"/>
      <text:p text:style-name="P63">Writing to a position that is out of range will result in the string being padded with spaces to accommodate the missing section.</text:p>
      <text:p text:style-name="P61">Example <text:span text:style-name="T138">1</text:span><text:span text:style-name="T183">2</text:span>:</text:p>
      <text:p text:style-name="P57">&lt;?php</text:p>
      <text:p text:style-name="P81">$hello = "world";</text:p>
      <text:p text:style-name="P81">$hello[10] = "*";</text:p>
      <text:p text:style-name="P57">echo $hello; <text:tab/><text:tab/><text:span text:style-name="T140">// world *</text:span></text:p>
      <text:p text:style-name="P56"/>
      <text:p text:style-name="P56"/>
      <text:p text:style-name="P43">PHP and Multibyte Strings</text:p>
      <text:p text:style-name="P63">PHP implements strings as an array of bytes with an integer indicating the length of the buffer (not null terminated). PHP does not store information about how the string is encoded.</text:p>
      <text:p text:style-name="P63">One of the encoding schemes that you will commonly encounter in PHP is UTF-8.</text:p>
      <text:p text:style-name="P63">The native string functions in PHP assume strings are an array of single bytes, so functions like <text:span text:style-name="T9">substr()</text:span>, <text:span text:style-name="T9">strpos()</text:span>, <text:span text:style-name="T9">strlen()</text:span>, and <text:span text:style-name="T9">strcmp()</text:span> will not work on multibyte strings.</text:p>
      <text:p text:style-name="P66"><text:span text:style-name="T107">M</text:span><text:span text:style-name="T106">ultibyte equivalents of th</text:span><text:span text:style-name="T107">ese</text:span><text:span text:style-name="T106"> functions </text:span><text:span text:style-name="T107">are to be used as</text:span><text:span text:style-name="T4"> </text:span><text:span text:style-name="T10">mb_substr()</text:span><text:span text:style-name="T113">, </text:span><text:span text:style-name="T10">mb_strlen()</text:span><text:span text:style-name="T113">, </text:span><text:a xlink:type="simple" xlink:href="https://www.php.net/manual/en/function.mb-strpos.php" text:style-name="Internet_20_link" text:visited-style-name="Visited_20_Internet_20_Link"><text:span text:style-name="T7">mb_strpos</text:span></text:a><text:span text:style-name="T8">()</text:span><text:span text:style-name="T6"> </text:span><text:span text:style-name="T112">…</text:span><text:span text:style-name="T5"> </text:span><text:span text:style-name="T112">etc</text:span></text:p>
      <text:p text:style-name="P58"/>
      <text:p text:style-name="P43"><text:soft-page-break/>Unicode</text:p>
      <text:p text:style-name="P63">A Unicode codepoint represents a character and is written like this: U+0041. That number is assigned to capital “A”. <text:span text:style-name="T74">There is no limit on the characters that Unicode can store.</text:span></text:p>
      <text:p text:style-name="P63"><text:span text:style-name="T74">Unicode can be implemented</text:span><text:span text:style-name="T63"> </text:span><text:span text:style-name="T64">by different character encodings. The Unicode standard defines Unicode Transformation Formats (UTF): </text:span><text:span text:style-name="T74">UTF-8</text:span><text:span text:style-name="T64">, </text:span><text:span text:style-name="T74">UTF-16</text:span><text:span text:style-name="T64">, and </text:span><text:span text:style-name="T74">UTF-32</text:span><text:span text:style-name="T64">, and several other encodings.</text:span></text:p>
      <text:p text:style-name="P36">The main difference between UTF-8, UTF-16, and UTF-32 character encoding is how many bytes it requires to represent a character in memory. UTF-8 uses a minimum of one byte, while UTF-16 uses a minimum of 2 bytes. </text:p>
      <text:p text:style-name="P65"><text:span text:style-name="T65">I</text:span><text:span text:style-name="T64">f the character's code point is greater than 127, the maximum value of byte then UTF-8 may take 2, 3 o 4 bytes but UTF-16 will only take either two or four bytes. On the other hand, UTF-32 is a fixed-width encoding scheme and always uses 4 bytes to encode a Unicode code point.</text:span> </text:p>
      <text:p text:style-name="P67"><text:span text:style-name="T45">Because the Unicode codepoints from 0-127 </text:span><text:span text:style-name="T46">it </text:span><text:span text:style-name="T45">match the ASCII table from 0-127. If </text:span><text:span text:style-name="T46">a</text:span><text:span text:style-name="T45"> Unicode character cannot be represented </text:span><text:span text:style-name="T46">and isn’t supported</text:span><text:span text:style-name="T45">, it will be </text:span><text:span text:style-name="T46">shown</text:span><text:span text:style-name="T45"> as a question mark or an empty box.</text:span></text:p>
      <text:p text:style-name="P35"/>
      <text:p text:style-name="P43">Telling Clients How a String Is Encoded</text:p>
      <text:p text:style-name="P35">You should specify the character-encoding scheme being used in the <text:span text:style-name="T2">Content-Type HTTP header</text:span>. This lets the client know how your output is encoded and therefore how to display it correctly.</text:p>
      <text:p text:style-name="P35">Putting the content type in the HTML as a meta tag is slightly less satisfactory because unless the client knows the encoding type, it won’t be able to read the HTML to determine the encoding.</text:p>
      <text:p text:style-name="P56"/>
      <text:p text:style-name="P43">Changing Between Encoding Schemes</text:p>
      <text:p text:style-name="P37">The <text:span text:style-name="T2">mbstring extension in the php.ini</text:span> provides a number of functions that can be used to help detect and convert between encoding schemes.</text:p>
      <text:p text:style-name="P38">Example <text:span text:style-name="T138">1</text:span><text:span text:style-name="T183">3</text:span>:</text:p>
      <text:p text:style-name="P1">extension=curl</text:p>
      <text:p text:style-name="P4">extension=mbstring</text:p>
      <text:p text:style-name="P1">extension=pdo_mysql</text:p>
      <text:p text:style-name="P46"/>
      <text:p text:style-name="P56"/>
      <text:h text:style-name="P69" text:outline-level="1"><text:span text:style-name="T50">mb_detect_encoding () </text:span><text:span text:style-name="T52">- Detects the most likely character encoding for string </text:span><text:span text:style-name="Source_20_Text"><text:span text:style-name="T52">string</text:span></text:span><text:span text:style-name="T52"> from an ordered list of candidates. </text:span></text:h>
      <text:p text:style-name="P56"><text:span text:style-name="Strong_20_Emphasis"><text:span text:style-name="T31">mb_detect_encoding</text:span></text:span><text:span text:style-name="T26">(</text:span><text:span text:style-name="T38">string</text:span><text:span text:style-name="T26"> </text:span><text:span text:style-name="Source_20_Text"><text:span text:style-name="T30">$string</text:span></text:span><text:span text:style-name="T26">, </text:span><text:span text:style-name="T38">array|string|null</text:span><text:span text:style-name="T26"> </text:span><text:span text:style-name="Source_20_Text"><text:span text:style-name="T30">$encodings</text:span></text:span><text:span text:style-name="T66"> = </text:span><text:span text:style-name="T67">null</text:span><text:span text:style-name="T26">, </text:span><text:span text:style-name="T38">bool</text:span><text:span text:style-name="T26"> </text:span><text:span text:style-name="Source_20_Text"><text:span text:style-name="T30">$strict</text:span></text:span><text:span text:style-name="T66"> = </text:span><text:span text:style-name="T67">false</text:span><text:span text:style-name="T26">): </text:span><text:span text:style-name="T38">string|false</text:span><text:span text:style-name="T153"> </text:span></text:p>
      <text:p text:style-name="P47"/>
      <text:p text:style-name="P68"><text:span text:style-name="T51">mb_detect_order () </text:span><text:span text:style-name="T53">-</text:span><text:span text:style-name="T54"> </text:span><text:span text:style-name="T53">Set/Get </text:span><text:span text:style-name="T52">the automatic character encoding detection order to </text:span><text:span text:style-name="Source_20_Text"><text:span text:style-name="T43">encoding</text:span></text:span><text:span text:style-name="T52">. </text:span></text:p>
      <text:p text:style-name="P48"><text:span text:style-name="Strong_20_Emphasis"><text:span text:style-name="T88">mb_detect_order</text:span></text:span><text:span text:style-name="T81">(</text:span><text:span text:style-name="T98">array|string|null</text:span><text:span text:style-name="T81"> </text:span><text:span text:style-name="Source_20_Text"><text:span text:style-name="T87">$encoding</text:span></text:span><text:span text:style-name="T143"> = </text:span><text:span text:style-name="Source_20_Text"><text:span text:style-name="T144">null</text:span></text:span><text:span text:style-name="T81">): </text:span><text:span text:style-name="T98">array|bool</text:span><text:span text:style-name="T152"> </text:span></text:p>
      <text:p text:style-name="P50"/>
      <text:h text:style-name="P70" text:outline-level="1"><text:span text:style-name="T51">mb_convert_encoding () </text:span><text:span text:style-name="T53">- </text:span><text:span text:style-name="T52">Converts the character encoding of </text:span><text:span text:style-name="Source_20_Text"><text:span text:style-name="T52">string</text:span></text:span><text:span text:style-name="T52"> to </text:span><text:span text:style-name="Source_20_Text"><text:span text:style-name="T52">to_encoding</text:span></text:span><text:span text:style-name="T52"> from optionally </text:span><text:span text:style-name="Source_20_Text"><text:span text:style-name="T52">from_encoding</text:span></text:span><text:span text:style-name="T52">. If </text:span><text:span text:style-name="Source_20_Text"><text:span text:style-name="T52">string</text:span></text:span><text:span text:style-name="T52"> is an array, all its string values will be converted recursively. </text:span></text:h>
      <text:p text:style-name="P49"><text:span text:style-name="Strong_20_Emphasis"><text:span text:style-name="T90">mb_convert_encoding</text:span></text:span><text:span text:style-name="T82">(</text:span><text:span text:style-name="T99">array|string</text:span><text:span text:style-name="T82"> </text:span><text:span text:style-name="Source_20_Text"><text:span text:style-name="T89">$string</text:span></text:span><text:span text:style-name="T82">, </text:span><text:span text:style-name="T99">string</text:span><text:span text:style-name="T82"> </text:span><text:span text:style-name="Source_20_Text"><text:span text:style-name="T89">$to_encoding</text:span></text:span><text:span text:style-name="T82">, </text:span><text:span text:style-name="T99">array|string|null</text:span><text:span text:style-name="T82"> </text:span><text:span text:style-name="Source_20_Text"><text:span text:style-name="T89">$from_encoding</text:span></text:span><text:span text:style-name="T145"> = </text:span><text:span text:style-name="Source_20_Text"><text:span text:style-name="T146">null</text:span></text:span><text:span text:style-name="Source_20_Text"><text:span text:style-name="T147"> </text:span></text:span><text:span text:style-name="T82">):  </text:span><text:span text:style-name="T99">array|string|false</text:span><text:span text:style-name="T154"> </text:span></text:p>
      <text:p text:style-name="P45"><text:soft-page-break/>Practical Example</text:p>
      <text:p text:style-name="P39">Exa<text:span text:style-name="T138">mple 1</text:span><text:span text:style-name="T183">4</text:span><text:span text:style-name="T138"> :</text:span><text:span text:style-name="T136"><text:tab/>mb_detect_encoding ()</text:span></text:p>
      <text:p text:style-name="P75">&lt;?php</text:p>
      <text:p text:style-name="P91"><text:span text:style-name="T141">echo</text:span><text:span text:style-name="T155"> mb_detect_encoding('Christopher');<text:tab/><text:tab/><text:tab/><text:tab/><text:tab/><text:tab/><text:tab/></text:span><text:span text:style-name="T124">// ASCII</text:span></text:p>
      <text:p text:style-name="P89"><text:span text:style-name="T139">echo</text:span> mb_detect_encoding('Christopher', <text:span text:style-name="T120">'AUTO'</text:span>, False);<text:tab/><text:tab/><text:tab/><text:tab/><text:tab/><text:span text:style-name="T123">// ASCII</text:span></text:p>
      <text:p text:style-name="P92"><text:span text:style-name="T141">echo</text:span><text:span text:style-name="T155"> mb_detect_encoding('Christopher', </text:span><text:span text:style-name="T121">['utf-32', 'utf-16', 'utf-8']</text:span><text:span text:style-name="T155">, False);<text:tab/><text:tab/></text:span><text:span text:style-name="T124">// UTF-8</text:span></text:p>
      <text:p text:style-name="P97"><text:span text:style-name="T139">echo</text:span> mb_detect_encoding('Christopher', <text:span text:style-name="T120">'utf-32, utf-16, utf-8'</text:span>, False);<text:tab/><text:tab/><text:span text:style-name="T123">// UTF-8</text:span></text:p>
      <text:p text:style-name="P94"><text:span text:style-name="T75">// </text:span><text:span text:style-name="Strong_20_Emphasis"><text:span text:style-name="T75"> Effect of </text:span></text:span><text:span text:style-name="Strong_20_Emphasis"><text:span text:style-name="Source_20_Text"><text:span text:style-name="T75">strict</text:span></text:span></text:span><text:span text:style-name="Strong_20_Emphasis"><text:span text:style-name="T75"> parameter</text:span></text:span><text:span text:style-name="T75"> </text:span></text:p>
      <text:p text:style-name="P89">$str = "\xE1\xE9\xF3\xFA"; <text:tab/><text:span text:style-name="T139">// 'áéóú' encoded in ISO-8859-1</text:span></text:p>
      <text:p text:style-name="P88"/>
      <text:p text:style-name="P89"><text:span text:style-name="T139">echo</text:span> mb_detect_encoding($str, <text:span text:style-name="T120">['ASCII', 'UTF-8']</text:span>, false);<text:tab/><text:tab/><text:tab/><text:tab/><text:tab/><text:span text:style-name="T123">// UTF-8</text:span></text:p>
      <text:p text:style-name="P88"><text:span text:style-name="T139">echo</text:span> mb_detect_encoding($str, <text:span text:style-name="T120">['ASCII', 'UTF-8']</text:span>, true);<text:tab/><text:tab/><text:tab/><text:tab/><text:tab/><text:span text:style-name="T123">// FALSE</text:span></text:p>
      <text:p text:style-name="P91"><text:span text:style-name="T141">echo</text:span><text:span text:style-name="T155"> mb_detect_encoding($str, </text:span><text:span text:style-name="T121">['ASCII', 'UTF-8', 'ISO-8859-1']</text:span><text:span text:style-name="T155">, true);<text:tab/><text:tab/> <text:s/></text:span><text:span text:style-name="T124">// ISO-8859-1</text:span></text:p>
      <text:p text:style-name="P95">?&gt; <text:s/></text:p>
      <text:p text:style-name="P32"/>
      <text:p text:style-name="P39"><text:span text:style-name="T159">Example </text:span><text:span text:style-name="T160">1</text:span><text:span text:style-name="T165">5</text:span><text:span text:style-name="T159">:</text:span><text:span text:style-name="T162"><text:tab/></text:span><text:span text:style-name="T158">mb_detect_order ()</text:span></text:p>
      <text:p text:style-name="P76">&lt;?php</text:p>
      <text:p text:style-name="P77"><text:span text:style-name="T139">echo</text:span> implode(", ", <text:span text:style-name="T120">mb_detect_order()</text:span>);</text:p>
      <text:p text:style-name="P89"><text:span text:style-name="T120">mb_detect_order(</text:span>'eucjp-win,sjis-win,UTF-8,ASCII'<text:span text:style-name="T120">)</text:span>;</text:p>
      <text:p text:style-name="P89"><text:span text:style-name="T139">echo</text:span> implode(", ", <text:span text:style-name="T120">mb_detect_order()</text:span>);</text:p>
      <text:p text:style-name="P96">?&gt;</text:p>
      <text:p text:style-name="P12">// ASCII, UTF-8</text:p>
      <text:p text:style-name="P87">// eucJP-win, SJIS-win, UTF-8, ASCII</text:p>
      <text:p text:style-name="P75"/>
      <text:p text:style-name="P40"><text:span text:style-name="T159">Example </text:span><text:span text:style-name="T160">1</text:span><text:span text:style-name="T165">6</text:span><text:span text:style-name="T159">:</text:span><text:span text:style-name="T162"><text:tab/></text:span><text:span text:style-name="T158">mb_detect_order ()</text:span></text:p>
      <text:p text:style-name="P75">&lt;?php</text:p>
      <text:p text:style-name="P88">header('Content-Type: text/html; charset=utf-8');</text:p>
      <text:p text:style-name="P93">// encoded in ISO-8859-1</text:p>
      <text:p text:style-name="P88">$str = "\xE1\xE9\xF3\xFA";      </text:p>
      <text:p text:style-name="P90">echo $str, nl2br("\n");<text:tab/><text:tab/><text:tab/><text:tab/><text:tab/><text:tab/><text:tab/><text:tab/><text:tab/><text:tab/><text:tab/></text:p>
      <text:p text:style-name="P88">$str = mb_convert_encoding($str, "UTF-8", 'ISO-8859-1');</text:p>
      <text:p text:style-name="P88">echo $str;<text:tab/><text:tab/><text:tab/><text:tab/></text:p>
      <text:p text:style-name="P88">?&gt;</text:p>
      <text:p text:style-name="P5">// ���� </text:p>
      <text:p text:style-name="P78">// áéóú </text:p>
      <text:p text:style-name="P7"><text:span text:style-name="T105">Note:</text:span><text:span text:style-name="T166"> </text:span><text:s/><text:span text:style-name="T166">T</text:span>he output from<text:span text:style-name="T11"> strlen() </text:span>function differs from<text:span text:style-name="T11"> mb_strlen</text:span><text:span text:style-name="T12">()</text:span>. The PHP function <text:span text:style-name="T11">strlen</text:span><text:span text:style-name="T12">()</text:span><text:span text:style-name="T11"> </text:span>returns how many bytes are in the string, not how many characters.</text:p>
      <text:p text:style-name="P11"><text:soft-page-break/>Matching Strings</text:p>
      <text:p text:style-name="P7">Using comparison operators like &gt; and &lt; might not always work as expected. Instead of using alphabetical sorting, PHP uses the ASCII value of the character to make the comparison. Lowercase letters have a higher ASCII value than capitals.</text:p>
      <text:p text:style-name="P7"/>
      <text:p text:style-name="P7"/>
      <text:p text:style-name="P7"/>
      <text:p text:style-name="P41"><text:span text:style-name="T159">Example </text:span><text:span text:style-name="T160">1</text:span><text:span text:style-name="T165">7</text:span><text:span text:style-name="T159">:</text:span></text:p>
      <text:p text:style-name="P2">&lt;?php</text:p>
      <text:p text:style-name="P2">$a = "PHP";</text:p>
      <text:p text:style-name="P2">$b = "developer";</text:p>
      <text:p text:style-name="P2">if ($a &gt; $b) {</text:p>
      <text:p text:style-name="P2">    echo "$a &gt; $b";</text:p>
      <text:p text:style-name="P2">} else {</text:p>
      <text:p text:style-name="P2">    echo "$a &lt; $b";</text:p>
      <text:p text:style-name="P2">}</text:p>
      <text:p text:style-name="P18">?&gt;</text:p>
      <text:p text:style-name="P5">// PHP &lt; developer</text:p>
      <text:p text:style-name="P5"/>
      <text:p text:style-name="P5"/>
      <text:p text:style-name="P2"/>
      <text:p text:style-name="P42">Example <text:span text:style-name="T138">1</text:span><text:span text:style-name="T183">8</text:span><text:span text:style-name="T167"> </text:span><text:span text:style-name="T168">(converting strings to integers)</text:span>:</text:p>
      <text:p text:style-name="P2">&lt;?php</text:p>
      <text:p text:style-name="P2">$examples = [</text:p>
      <text:p text:style-name="P2">    "12 o clock",</text:p>
      <text:p text:style-name="P2">    "Half past 12",</text:p>
      <text:p text:style-name="P2">    "12.30",</text:p>
      <text:p text:style-name="P3"><text:s text:c="4"/>"0123",</text:p>
      <text:p text:style-name="P82"><text:s text:c="4"/>"0x123",</text:p>
      <text:p text:style-name="P2">    "7.2e2 minutes after midnight"</text:p>
      <text:p text:style-name="P2">];</text:p>
      <text:p text:style-name="P2">foreach ($examples as $example) {</text:p>
      <text:p text:style-name="P2">    $result = 0 + $example;</text:p>
      <text:p text:style-name="P2">    var_dump($result);</text:p>
      <text:p text:style-name="P2">}</text:p>
      <text:p text:style-name="P5">/*</text:p>
      <text:p text:style-name="P5">This outputs:</text:p>
      <text:p text:style-name="P5">    int(12)</text:p>
      <text:p text:style-name="P5">    int(0)</text:p>
      <text:p text:style-name="P6">    float(12.3)</text:p>
      <text:p text:style-name="P6"><text:s text:c="4"/>int(<text:span text:style-name="T168">123</text:span>)</text:p>
      <text:p text:style-name="P6"><text:s text:c="4"/>int(0)</text:p>
      <text:p text:style-name="P6">    float(720)</text:p>
      <text:p text:style-name="P5">*/</text:p>
      <text:p text:style-name="P8"/>
      <text:p text:style-name="P8"/>
      <text:p text:style-name="P8"/>
      <text:p text:style-name="P128">Unless confident about the strings , you should <text:span text:style-name="T169">use </text:span>the identity operator === to make this sort of comparison.</text:p>
      <text:p text:style-name="P125"><text:soft-page-break/><text:span text:style-name="Strong_20_Emphasis"><text:span text:style-name="T32">strcmp</text:span></text:span><text:span text:style-name="T28">(</text:span><text:span text:style-name="T40">string</text:span><text:span text:style-name="T28"> </text:span><text:span text:style-name="Source_20_Text"><text:span text:style-name="T35">$string1</text:span></text:span><text:span text:style-name="T28">, </text:span><text:span text:style-name="T40">string</text:span><text:span text:style-name="T28"> </text:span><text:span text:style-name="Source_20_Text"><text:span text:style-name="T35">$string2</text:span></text:span><text:span text:style-name="T28">): </text:span><text:span text:style-name="T40">int</text:span><text:span text:style-name="T56"> </text:span></text:p>
      <text:p text:style-name="P129"><text:span text:style-name="T55"><text:s/>strcmp()</text:span><text:span text:style-name="T56"> </text:span><text:span text:style-name="T77">— </text:span><text:span text:style-name="T56"> </text:span><text:span text:style-name="T57">Binary safe string compa</text:span><text:span text:style-name="T47">rison. Returns &lt; 0 if </text:span><text:span text:style-name="Source_20_Text"><text:span text:style-name="T47">string1</text:span></text:span><text:span text:style-name="T47"> is less than </text:span><text:span text:style-name="Source_20_Text"><text:span text:style-name="T47">string2</text:span></text:span><text:span text:style-name="T47">; <text:s/></text:span><text:span text:style-name="T48">0</text:span><text:span text:style-name="T47">&gt; if </text:span><text:span text:style-name="Source_20_Text"><text:span text:style-name="T47">string1</text:span></text:span><text:span text:style-name="T47"> is greater than </text:span><text:span text:style-name="Source_20_Text"><text:span text:style-name="T47">string2</text:span></text:span><text:span text:style-name="T47">, and 0 if they are equal. </text:span></text:p>
      <text:p text:style-name="P9"><text:span text:style-name="T104">Tip:</text:span> <text:span text:style-name="T170">The operator can be used on any variable types, but strcmp is exclusively for strings.</text:span></text:p>
      <text:p text:style-name="P106"><text:span text:style-name="Strong_20_Emphasis"><text:span text:style-name="T93">strcasecmp</text:span></text:span><text:span text:style-name="T83">(</text:span><text:span text:style-name="T100">string</text:span><text:span text:style-name="T83"> </text:span><text:span text:style-name="Source_20_Text"><text:span text:style-name="T91">$string1</text:span></text:span><text:span text:style-name="T83">, </text:span><text:span text:style-name="T100">string</text:span><text:span text:style-name="T83"> </text:span><text:span text:style-name="Source_20_Text"><text:span text:style-name="T91">$string2</text:span></text:span><text:span text:style-name="T83">): </text:span><text:span text:style-name="T100">int</text:span><text:span text:style-name="T156"> </text:span></text:p>
      <text:p text:style-name="P115"><text:span text:style-name="T172">s</text:span><text:span text:style-name="T171">trcasecmp</text:span><text:span text:style-name="T172">()</text:span><text:span text:style-name="T171"> </text:span><text:span text:style-name="T104">— </text:span>Same as<text:span text:style-name="T13"> strcmp() </text:span>but letters are compared in a case-insentive way. </text:p>
      <text:p text:style-name="P10"/>
      <text:p text:style-name="P31"><text:span text:style-name="Strong_20_Emphasis"><text:span text:style-name="T93">strncmp</text:span></text:span><text:span text:style-name="T84">(</text:span><text:span text:style-name="T101">string</text:span><text:span text:style-name="T84"> </text:span><text:span text:style-name="Source_20_Text"><text:span text:style-name="T92">$string1</text:span></text:span><text:span text:style-name="T84">, </text:span><text:span text:style-name="T101">string</text:span><text:span text:style-name="T84"> </text:span><text:span text:style-name="Source_20_Text"><text:span text:style-name="T92">$string2</text:span></text:span><text:span text:style-name="T84">, </text:span><text:span text:style-name="T101">int</text:span><text:span text:style-name="T84"> </text:span><text:span text:style-name="Source_20_Text"><text:span text:style-name="T92">$length</text:span></text:span><text:span text:style-name="T84">): </text:span><text:span text:style-name="T101">int</text:span><text:span text:style-name="T157"> </text:span></text:p>
      <text:p text:style-name="Standard"><text:span text:style-name="Strong_20_Emphasis"><text:span text:style-name="T33">strncasecmp</text:span></text:span><text:span text:style-name="T27">(</text:span><text:span text:style-name="T39">string</text:span><text:span text:style-name="T27"> </text:span><text:span text:style-name="Source_20_Text"><text:span text:style-name="T34">$string1</text:span></text:span><text:span text:style-name="T27">, </text:span><text:span text:style-name="T39">string</text:span><text:span text:style-name="T27"> </text:span><text:span text:style-name="Source_20_Text"><text:span text:style-name="T34">$string2</text:span></text:span><text:span text:style-name="T27">, </text:span><text:span text:style-name="T39">int</text:span><text:span text:style-name="T27"> </text:span><text:span text:style-name="Source_20_Text"><text:span text:style-name="T34">$length</text:span></text:span><text:span text:style-name="T27">): </text:span><text:span text:style-name="T39">int</text:span><text:span text:style-name="T61"> </text:span></text:p>
      <text:p text:style-name="P10"/>
      <text:p text:style-name="P107"><text:span text:style-name="T171">str</text:span><text:span text:style-name="T22">n</text:span><text:span text:style-name="T171">cmp()</text:span><text:span text:style-name="T170"> and </text:span><text:span text:style-name="T171">str</text:span><text:span text:style-name="T22">n</text:span><text:span text:style-name="T171">casecmp() </text:span><text:span text:style-name="T104">— </text:span><text:span text:style-name="T171"><text:s/></text:span><text:span text:style-name="T170">similar to the previous functions , with the difference that you can specify the (upper limit of the) number of characters from each string to be used in the comparison. </text:span></text:p>
      <text:p text:style-name="P100"><text:span text:style-name="T170"/></text:p>
      <text:p text:style-name="P111"><text:span text:style-name="T170">Example </text:span><text:span text:style-name="T138">1</text:span><text:span text:style-name="T183">9</text:span><text:span text:style-name="T170">:</text:span></text:p>
      <text:p text:style-name="P108">&lt;?php </text:p>
      <text:p text:style-name="P130">echo strcmp('Zcde', 'ab');<text:tab/><text:tab/><text:tab/><text:span text:style-name="T125">// -7</text:span></text:p>
      <text:p text:style-name="P130">echo strcasecmp('Zcde', 'ab');<text:tab/><text:tab/><text:tab/><text:span text:style-name="T125">// 25</text:span></text:p>
      <text:p text:style-name="P130">echo strncmp('zAz', 'zzz', 1);<text:tab/><text:tab/><text:tab/><text:span text:style-name="T125">// 0</text:span></text:p>
      <text:p text:style-name="P130">echo strncasecmp('zZzA', 'zzzZZ', 3);<text:tab/><text:tab/><text:span text:style-name="T125">// 0</text:span></text:p>
      <text:p text:style-name="P105">?&gt;</text:p>
      <text:p text:style-name="P103"/>
      <text:p text:style-name="P103"/>
      <text:p text:style-name="P103"/>
      <text:p text:style-name="P103"/>
      <text:p text:style-name="P126"><text:span text:style-name="Strong_20_Emphasis"><text:span text:style-name="T95">similar_text</text:span></text:span><text:span text:style-name="T85">(</text:span><text:span text:style-name="T102">string</text:span><text:span text:style-name="T85"> </text:span><text:span text:style-name="Source_20_Text"><text:span text:style-name="T94">$string1</text:span></text:span><text:span text:style-name="T85">, </text:span><text:span text:style-name="T102">string</text:span><text:span text:style-name="T85"> </text:span><text:span text:style-name="Source_20_Text"><text:span text:style-name="T94">$string2</text:span></text:span><text:span text:style-name="T85">, </text:span><text:span text:style-name="T102">float</text:span><text:span text:style-name="T85"> </text:span><text:span text:style-name="Source_20_Text"><text:span text:style-name="T94">&amp;$percent</text:span></text:span><text:span text:style-name="T148"> = </text:span><text:span text:style-name="Strong_20_Emphasis"><text:span text:style-name="Source_20_Text"><text:span text:style-name="T149">null</text:span></text:span></text:span><text:span text:style-name="T85">): </text:span><text:span text:style-name="T102">int</text:span></text:p>
      <text:p text:style-name="P132"><text:span text:style-name="T104">similar_text() </text:span>— Calculate the similarity between two strings <text:span text:style-name="T174">It</text:span> computationally expensive procedure for long sections of text. Also the <text:span text:style-name="T174">of</text:span> the arguments is significant <text:span text:style-name="T174">so:</text:span></text:p>
      <text:p text:style-name="P131"><text:span text:style-name="T14">similar_text($a, $b) != similar_text($b, $a)</text:span></text:p>
      <text:p text:style-name="P131"><text:span text:style-name="T14"/></text:p>
      <text:p text:style-name="P131"><text:span text:style-name="T14"/></text:p>
      <text:p text:style-name="P103"/>
      <text:p text:style-name="P112">Example <text:span text:style-name="T183">20</text:span>:</text:p>
      <text:p text:style-name="P109">&lt;?php </text:p>
      <text:p text:style-name="P110">$sim = similar_text('bafoobar', 'barfoo', $perc); </text:p>
      <text:p text:style-name="P110">echo "similarity: $sim ($perc %)\n";</text:p>
      <text:p text:style-name="P110"> </text:p>
      <text:p text:style-name="P110"><text:line-break/>$sim = similar_text('barfoo', 'bafoobar', $perc); </text:p>
      <text:p text:style-name="P110">echo "similarity: $sim ($perc %)\n";</text:p>
      <text:p text:style-name="P109">?&gt;</text:p>
      <text:p text:style-name="P117"/>
      <text:p text:style-name="P98">similarity: 5 (71.428571428571 %)</text:p>
      <text:p text:style-name="P99">similarity: 3 (42.857142857143 %)</text:p>
      <text:p text:style-name="P116"><text:soft-page-break/><text:span text:style-name="T49">levenshtein()</text:span><text:span text:style-name="T47"> — Calculate Levenshtein distance is defined as the minimal number of characters you have to replace, insert or delete to transform </text:span><text:span text:style-name="Source_20_Text"><text:span text:style-name="T44">string1</text:span></text:span><text:span text:style-name="T47"> into </text:span><text:span text:style-name="Source_20_Text"><text:span text:style-name="T44">string2</text:span></text:span><text:span text:style-name="T47">.</text:span></text:p>
      <text:p text:style-name="P116"><text:span text:style-name="T47"/></text:p>
      <text:p text:style-name="P116"><text:span text:style-name="Strong_20_Emphasis"><text:span text:style-name="T36">levenshtein</text:span></text:span><text:span text:style-name="T29">(</text:span><text:span text:style-name="T62"><text:line-break/></text:span><text:span text:style-name="T29">    </text:span><text:span text:style-name="T41">string</text:span><text:span text:style-name="T29"> </text:span><text:span text:style-name="Source_20_Text"><text:span text:style-name="T37">$string1</text:span></text:span><text:span text:style-name="T29">,</text:span><text:span text:style-name="T62"><text:line-break/></text:span><text:span text:style-name="T29">    </text:span><text:span text:style-name="T41">string</text:span><text:span text:style-name="T29"> </text:span><text:span text:style-name="Source_20_Text"><text:span text:style-name="T37">$string2</text:span></text:span><text:span text:style-name="T29">,</text:span><text:span text:style-name="T62"><text:line-break/></text:span><text:span text:style-name="T29">    </text:span><text:span text:style-name="T41">int</text:span><text:span text:style-name="T29"> </text:span><text:span text:style-name="Source_20_Text"><text:span text:style-name="T37">$insertion_cost</text:span></text:span><text:span text:style-name="T68"> = 1</text:span><text:span text:style-name="T29">,</text:span><text:span text:style-name="T62"><text:line-break/></text:span><text:span text:style-name="T29">    </text:span><text:span text:style-name="T41">int</text:span><text:span text:style-name="T29"> </text:span><text:span text:style-name="Source_20_Text"><text:span text:style-name="T37">$replacement_cost</text:span></text:span><text:span text:style-name="T68"> = 1</text:span><text:span text:style-name="T29">,</text:span><text:span text:style-name="T62"><text:line-break/></text:span><text:span text:style-name="T29">    </text:span><text:span text:style-name="T41">int</text:span><text:span text:style-name="T29"> </text:span><text:span text:style-name="Source_20_Text"><text:span text:style-name="T37">$deletion_cost</text:span></text:span><text:span text:style-name="T68"> = 1</text:span><text:span text:style-name="T62"><text:line-break/></text:span><text:span text:style-name="T29">): </text:span><text:span text:style-name="T41">int</text:span></text:p>
      <text:p text:style-name="P116"><text:span text:style-name="T40"/></text:p>
      <text:p text:style-name="P116"><text:span text:style-name="T40"/></text:p>
      <text:p text:style-name="P113">Example <text:span text:style-name="T183">21</text:span>:</text:p>
      <text:p text:style-name="P127"><text:span text:style-name="T76">&lt;?php</text:span><text:span text:style-name="T42"><text:line-break/></text:span><text:span text:style-name="T78">echo</text:span><text:span text:style-name="T79"> levenshtein(</text:span><text:span text:style-name="T80">"Hello World"</text:span><text:span text:style-name="T79">,</text:span><text:span text:style-name="T80">"ello World"</text:span><text:span text:style-name="T79">);</text:span><text:span text:style-name="T42"><text:line-break/></text:span><text:span text:style-name="T78">echo</text:span><text:span text:style-name="T79"> </text:span><text:span text:style-name="T80">"&lt;br&gt;"</text:span><text:span text:style-name="T79">;</text:span><text:span text:style-name="T42"><text:line-break/></text:span><text:span text:style-name="T78">echo</text:span><text:span text:style-name="T79"> levenshtein(</text:span><text:span text:style-name="T80">"Hello World"</text:span><text:span text:style-name="T79">,</text:span><text:span text:style-name="T80">"ello World"</text:span><text:span text:style-name="T79">,</text:span><text:span text:style-name="T76">10</text:span><text:span text:style-name="T79">,</text:span><text:span text:style-name="T76">20</text:span><text:span text:style-name="T79">,</text:span><text:span text:style-name="T76">30</text:span><text:span text:style-name="T79">);</text:span><text:span text:style-name="T42"><text:line-break/></text:span><text:span text:style-name="T76">?&gt;</text:span></text:p>
      <text:p text:style-name="P121">// 1</text:p>
      <text:p text:style-name="P121">// 30</text:p>
      <text:p text:style-name="P121"/>
      <text:p text:style-name="P118"/>
      <text:p text:style-name="P118"/>
      <text:p text:style-name="P118"/>
      <text:p text:style-name="P122"><text:span text:style-name="Strong_20_Emphasis"><text:span text:style-name="T111">substr_compare()</text:span></text:span><text:span text:style-name="Strong_20_Emphasis"><text:span text:style-name="T108"> — </text:span></text:span><text:span text:style-name="Strong_20_Emphasis"><text:span text:style-name="T109">C</text:span></text:span><text:span text:style-name="T110">ompares</text:span><text:span text:style-name="Source_20_Text"><text:span text:style-name="T17"> haystack </text:span></text:span><text:span text:style-name="T110">from position</text:span><text:span text:style-name="Source_20_Text"><text:span text:style-name="T17"> offset </text:span></text:span><text:span text:style-name="T110">with</text:span><text:span text:style-name="Source_20_Text"><text:span text:style-name="T17"> needle </text:span></text:span><text:span text:style-name="T110">up to</text:span><text:span text:style-name="Source_20_Text"><text:span text:style-name="T17"> length </text:span></text:span><text:span text:style-name="T110">characters.</text:span></text:p>
      <text:p text:style-name="P122"><text:span text:style-name="T110"/></text:p>
      <text:p text:style-name="P122"><text:span text:style-name="Strong_20_Emphasis"><text:span text:style-name="T96">substr_compare</text:span></text:span><text:span text:style-name="T86">(</text:span><text:span text:style-name="T114"><text:line-break/></text:span><text:span text:style-name="T86">    </text:span><text:span text:style-name="T103">string</text:span><text:span text:style-name="T86"> </text:span><text:span text:style-name="Source_20_Text"><text:span text:style-name="T97">$haystack</text:span></text:span><text:span text:style-name="T86">,</text:span><text:span text:style-name="T114"><text:line-break/></text:span><text:span text:style-name="T86">    </text:span><text:span text:style-name="T103">string</text:span><text:span text:style-name="T86"> </text:span><text:span text:style-name="Source_20_Text"><text:span text:style-name="T97">$needle</text:span></text:span><text:span text:style-name="T86">,</text:span><text:span text:style-name="T114"><text:line-break/></text:span><text:span text:style-name="T86">    </text:span><text:span text:style-name="T103">int</text:span><text:span text:style-name="T86"> </text:span><text:span text:style-name="Source_20_Text"><text:span text:style-name="T97">$offset</text:span></text:span><text:span text:style-name="T86">,</text:span><text:span text:style-name="T114"><text:line-break/></text:span><text:span text:style-name="T86">    </text:span><text:span text:style-name="T103">?int</text:span><text:span text:style-name="T86"> </text:span><text:span text:style-name="Source_20_Text"><text:span text:style-name="T97">$length</text:span></text:span><text:span text:style-name="T150"> = </text:span><text:span text:style-name="Source_20_Text"><text:span text:style-name="T151">null</text:span></text:span><text:span text:style-name="T86">,</text:span><text:span text:style-name="T114"><text:line-break/></text:span><text:span text:style-name="T86">    </text:span><text:span text:style-name="T103">bool</text:span><text:span text:style-name="T86"> </text:span><text:span text:style-name="Source_20_Text"><text:span text:style-name="T97">$case_insensitive</text:span></text:span><text:span text:style-name="T150"> = </text:span><text:span text:style-name="Source_20_Text"><text:span text:style-name="T151">false</text:span></text:span><text:span text:style-name="T114"><text:line-break/></text:span><text:span text:style-name="T86">): </text:span><text:span text:style-name="T103">int</text:span></text:p>
      <text:p text:style-name="P122"><text:span text:style-name="T103"/></text:p>
      <text:p text:style-name="P122"><text:span text:style-name="T103"/></text:p>
      <text:p text:style-name="P124"><text:span text:style-name="Source_20_Text"><text:span text:style-name="T21">offset <text:s/></text:span></text:span><text:span text:style-name="T110">Required. Specifies where to start comparing in </text:span><text:span text:style-name="Source_20_Text"><text:span text:style-name="T21">haystack</text:span></text:span><text:span text:style-name="T110">. If negative, it starts counting from the <text:tab/> <text:s text:c="4"/>end of the string.</text:span></text:p>
      <text:p text:style-name="P123"><text:span text:style-name="T110"/></text:p>
      <text:p text:style-name="P119"><text:span text:style-name="Source_20_Text"><text:span text:style-name="T17">lengt</text:span></text:span><text:span text:style-name="Source_20_Text"><text:span text:style-name="T19">h</text:span></text:span><text:span text:style-name="Source_20_Text"><text:span text:style-name="T17"> <text:s/></text:span></text:span>Optional. Specifies how much of <text:span text:style-name="Source_20_Text"><text:span text:style-name="T17">haystack </text:span></text:span><text:span text:style-name="Source_20_Text"><text:span text:style-name="T20">and needle</text:span></text:span> to compare.</text:p>
      <text:p text:style-name="P119"/>
      <text:p text:style-name="P119"/>
      <text:p text:style-name="P114">Example<text:span text:style-name="T183">s 22</text:span>:</text:p>
      <text:p text:style-name="P119"><text:span text:style-name="T122">&lt;?php</text:span><text:line-break/><text:span text:style-name="T176">echo</text:span><text:span text:style-name="T177"> </text:span><text:span text:style-name="T178">substr_compare(</text:span><text:span text:style-name="T181">"Hello world"</text:span><text:span text:style-name="T178">,</text:span><text:span text:style-name="T181">"Hello world"</text:span><text:span text:style-name="T178">,</text:span><text:span text:style-name="T122">0</text:span><text:span text:style-name="T178">);<text:tab/><text:tab/>// </text:span><text:span text:style-name="T179">0</text:span><text:line-break/><text:line-break/><text:span text:style-name="T176">echo</text:span><text:span text:style-name="T177"> </text:span><text:span text:style-name="T178">substr_compare(</text:span><text:span text:style-name="T181">"Hello world"</text:span><text:span text:style-name="T178">,</text:span><text:span text:style-name="T181">"world"</text:span><text:span text:style-name="T178">,</text:span><text:span text:style-name="T122">6</text:span><text:span text:style-name="T178">);<text:tab/><text:tab/><text:tab/>// </text:span><text:span text:style-name="T179">0</text:span><text:line-break/><text:span text:style-name="T122">?&gt;</text:span></text:p>
      <text:p text:style-name="P119"><text:span text:style-name="T122"/></text:p>
      <text:p text:style-name="P120"><text:span text:style-name="T122">&lt;?php<text:line-break/></text:span><text:span text:style-name="T176">echo</text:span><text:span text:style-name="T178"> substr_compare(</text:span><text:span text:style-name="T181">"world"</text:span><text:span text:style-name="T178">,</text:span><text:span text:style-name="T181">"or"</text:span><text:span text:style-name="T178">,</text:span><text:span text:style-name="T122">1</text:span><text:span text:style-name="T178">,</text:span><text:span text:style-name="T122">2</text:span><text:span text:style-name="T178">);<text:tab/><text:tab/><text:tab/><text:tab/></text:span><text:span text:style-name="T179">// 0</text:span><text:span text:style-name="T122"><text:line-break/></text:span><text:span text:style-name="T176">echo</text:span><text:span text:style-name="T178"> substr_compare(</text:span><text:span text:style-name="T181">"world"</text:span><text:span text:style-name="T178">,</text:span><text:span text:style-name="T181">"ld"</text:span><text:span text:style-name="T178">,-</text:span><text:span text:style-name="T122">2</text:span><text:span text:style-name="T178">,</text:span><text:span text:style-name="T122">2</text:span><text:span text:style-name="T178">);<text:tab/><text:tab/><text:tab/><text:tab/>// </text:span><text:span text:style-name="T179">0</text:span><text:span text:style-name="T122"><text:line-break/></text:span><text:span text:style-name="T176">echo</text:span><text:span text:style-name="T178"> substr_compare(</text:span><text:span text:style-name="T181">"world"</text:span><text:span text:style-name="T178">,</text:span><text:span text:style-name="T181">"orl"</text:span><text:span text:style-name="T178">,</text:span><text:span text:style-name="T122">1</text:span><text:span text:style-name="T178">,</text:span><text:span text:style-name="T122">2</text:span><text:span text:style-name="T178">);<text:tab/><text:tab/><text:tab/><text:tab/>// </text:span><text:span text:style-name="T179">0</text:span><text:span text:style-name="T122"><text:line-break/></text:span><text:span text:style-name="T176">echo</text:span><text:span text:style-name="T178"> substr_compare(</text:span><text:span text:style-name="T181">"world"</text:span><text:span text:style-name="T178">,</text:span><text:span text:style-name="T181">"OR"</text:span><text:span text:style-name="T178">,</text:span><text:span text:style-name="T122">1</text:span><text:span text:style-name="T178">,</text:span><text:span text:style-name="T122">2</text:span><text:span text:style-name="T178">,TRUE);<text:tab/><text:tab/><text:tab/>// </text:span><text:span text:style-name="T179">0</text:span><text:span text:style-name="T122"><text:line-break/></text:span><text:span text:style-name="T176">echo</text:span><text:span text:style-name="T178"> substr_compare(</text:span><text:span text:style-name="T181">"world"</text:span><text:span text:style-name="T178">,</text:span><text:span text:style-name="T181">"or"</text:span><text:span text:style-name="T178">,</text:span><text:span text:style-name="T122">1</text:span><text:span text:style-name="T178">,</text:span><text:span text:style-name="T122">3</text:span><text:span text:style-name="T178">);<text:tab/><text:tab/><text:tab/><text:tab/>// </text:span><text:span text:style-name="T180">1</text:span><text:span text:style-name="T122"><text:line-break/></text:span><text:span text:style-name="T176">echo</text:span><text:span text:style-name="T178"> substr_compare(</text:span><text:span text:style-name="T181">"world"</text:span><text:span text:style-name="T178">,</text:span><text:span text:style-name="T181">"rl"</text:span><text:span text:style-name="T178">,</text:span><text:span text:style-name="T122">1</text:span><text:span text:style-name="T178">,</text:span><text:span text:style-name="T122">2</text:span><text:span text:style-name="T178">);<text:tab/><text:tab/><text:tab/><text:tab/></text:span><text:span text:style-name="T179">// -3</text:span><text:span text:style-name="T122"><text:line-break/>?&g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onsolas2" svg:font-family="Consolas, Menlo, 'courier new', monospac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Lohit Devanagari1" svg:font-family="'Lohit Devanagari'"/>
    <style:font-face style:name="Verdana" svg:font-family="Verdana, sans-serif"/>
    <style:font-face style:name="rem" svg:font-family="rem, 'Fira Mono', 'Source Code Pro', monospace"/>
    <style:font-face style:name="Consolas1" svg:font-family="Consolas"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Consolas" svg:font-family="Consolas" style:font-family-generic="swiss" style:font-pitch="fixed"/>
    <style:font-face style:name="Chilanka" svg:font-family="Chilanka" style:font-pitch="variable"/>
    <style:font-face style:name="Lato" svg:font-family="Lato"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ource Code Pro" svg:font-family="'Source Code Pro'"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ormal_20_Table" style:display-name="Normal Table" style:family="paragraph" style:default-outline-level="">
      <style:paragraph-properties fo:margin-top="0in" fo:margin-bottom="0.139in" style: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Source Code Pro" style:font-family-asian="'Source Code Pro'"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Normal_20__28_Web_29_" style:display-name="Normal (Web)" style:family="paragraph" style:parent-style-name="Standard" style:default-outline-level="">
      <style:paragraph-properties fo:margin-top="0.0693in" fo:margin-bottom="0.0984in" style:contextual-spacing="false"/>
      <style:text-properties fo:font-size="12pt" style:font-size-asian="12pt" style:language-asian="en" style:country-asian="GB" style:font-size-complex="12pt"/>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cronym"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8T17:39:17.187186214</meta:creation-date>
    <dc:date>2021-09-14T21:49:59.936319643</dc:date>
    <meta:editing-duration>PT21H26M26S</meta:editing-duration>
    <meta:editing-cycles>112</meta:editing-cycles>
    <meta:generator>LibreOffice/7.1.6.2$Linux_X86_64 LibreOffice_project/10$Build-2</meta:generator>
    <meta:print-date>2021-09-10T16:05:25.753000000</meta:print-date>
    <meta:document-statistic meta:table-count="0" meta:image-count="1" meta:object-count="0" meta:page-count="9" meta:paragraph-count="247" meta:word-count="1911" meta:character-count="12779" meta:non-whitespace-character-count="10691"/>
  </office:meta>
</office:document-meta>
</file>